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A6000008820000024FECC7ED8D5BAF94D3.svg" manifest:media-type="image/svg+xml"/>
  <manifest:file-entry manifest:full-path="Pictures/1000020100000264000001F09D1F1DE5DAE5A3F8.png" manifest:media-type="image/png"/>
  <manifest:file-entry manifest:full-path="Pictures/1000039900000A8B00000595A9E61E676D75D8B9.svg" manifest:media-type="image/svg+xml"/>
  <manifest:file-entry manifest:full-path="Pictures/100021B200008D2E00004F60B312A649B9EEC188.svg" manifest:media-type="image/svg+xml"/>
  <manifest:file-entry manifest:full-path="Pictures/10000201000001BF0000014F08DE61D3E70EA701.png" manifest:media-type="image/png"/>
  <manifest:file-entry manifest:full-path="Pictures/1000041A00000A2B00000272891AD958947B9B2F.svg" manifest:media-type="image/svg+xml"/>
  <manifest:file-entry manifest:full-path="Pictures/100002010000006600000036742ACF393374C2BF.png" manifest:media-type="image/png"/>
  <manifest:file-entry manifest:full-path="Pictures/10000201000002000000020091B710550A1AF01E.png" manifest:media-type="image/png"/>
  <manifest:file-entry manifest:full-path="Pictures/100002010000006200000018794BBC3EC9FC4964.png" manifest:media-type="image/png"/>
  <manifest:file-entry manifest:full-path="Pictures/1000076A00000A1C000005387FAD3151BD5EA416.svg" manifest:media-type="image/svg+xml"/>
  <manifest:file-entry manifest:full-path="Pictures/10000201000003AF0000021218C9E99D287DE9F3.png" manifest:media-type="image/png"/>
  <manifest:file-entry manifest:full-path="Pictures/1000020100000062000000330BC7D592DD063392.png" manifest:media-type="image/png"/>
  <manifest:file-entry manifest:full-path="Pictures/1000020100000800000006003A8CB87A5BCBE5E5.png" manifest:media-type="image/png"/>
  <manifest:file-entry manifest:full-path="Pictures/100002010000006B0000006B4D7F1005CDEB8C37.png" manifest:media-type="image/png"/>
  <manifest:file-entry manifest:full-path="Pictures/100002010000005200000016FCF702801CF6270C.png" manifest:media-type="image/png"/>
  <manifest:file-entry manifest:full-path="Pictures/1000168000000B0F00000B0FFFFDED78197DDB1D.svg" manifest:media-type="image/svg+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729fcf" draw:textarea-horizontal-align="justify" draw:textarea-vertical-align="middle" draw:auto-grow-height="false" fo:min-height="4.15cm" fo:min-width="14.7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4.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4.275cm" fo:min-width="14.7cm"/>
    </style:style>
    <style:style style:name="gr5" style:family="graphic" style:parent-style-name="standard">
      <style:graphic-properties draw:textarea-horizontal-align="justify" draw:textarea-vertical-align="middle" draw:auto-grow-height="false" fo:min-height="1.475cm" fo:min-width="4.5cm"/>
    </style:style>
    <style:style style:name="gr6" style:family="graphic" style:parent-style-name="standard">
      <style:graphic-properties draw:fill-color="#ed1c24" draw:textarea-horizontal-align="justify" draw:textarea-vertical-align="middle" draw:auto-grow-height="false" fo:min-height="0.875cm" fo:min-width="2.704cm"/>
    </style:style>
    <style:style style:name="gr7" style:family="graphic" style:parent-style-name="standard">
      <style:graphic-properties draw:fill-color="#5565af" draw:textarea-horizontal-align="justify" draw:textarea-vertical-align="middle" draw:auto-grow-height="false" fo:min-height="3.765cm" fo:min-width="3.02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1.075cm" fo:min-width="3.645cm"/>
    </style:style>
    <style:style style:name="gr9" style:family="graphic" style:parent-style-name="standard">
      <style:graphic-properties draw:textarea-horizontal-align="justify" draw:textarea-vertical-align="middle" draw:auto-grow-height="false" fo:min-height="0.312cm" fo:min-width="0.864cm"/>
    </style:style>
    <style:style style:name="gr10" style:family="graphic" style:parent-style-name="standard">
      <style:graphic-properties draw:textarea-horizontal-align="justify" draw:textarea-vertical-align="middle" draw:auto-grow-height="false" fo:min-height="0.312cm" fo:min-width="0.863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draw:textarea-horizontal-align="justify" draw:textarea-vertical-align="middle" draw:auto-grow-height="false" fo:min-height="3.98cm" fo:min-width="3.605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299cm" fo:min-width="0cm"/>
    </style:style>
    <style:style style:name="gr15" style:family="graphic" style:parent-style-name="standard">
      <style:graphic-properties draw:fill-color="#000000" draw:textarea-vertical-align="middle" draw:auto-grow-height="false" fo:min-height="2.275cm" fo:min-width="0.3cm" fo:wrap-option="wrap"/>
    </style:style>
    <style:style style:name="gr16" style:family="graphic" style:parent-style-name="standard">
      <style:graphic-properties draw:fill-color="#985006" draw:textarea-horizontal-align="justify" draw:textarea-vertical-align="middle" draw:auto-grow-height="false" fo:min-height="3.98cm" fo:min-width="3.605cm"/>
    </style:style>
    <style:style style:name="gr17" style:family="graphic" style:parent-style-name="standard">
      <style:graphic-properties draw:fill-color="#5e8ac7" draw:textarea-horizontal-align="justify" draw:textarea-vertical-align="middle" draw:auto-grow-height="false" fo:min-height="4.691cm" fo:min-width="6.724cm"/>
    </style:style>
    <style:style style:name="gr18" style:family="graphic" style:parent-style-name="standard">
      <style:graphic-properties draw:textarea-horizontal-align="justify" draw:textarea-vertical-align="middle" draw:auto-grow-height="false" fo:min-height="2.422cm" fo:min-width="2.047cm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0.139cm" fo:min-width="0cm"/>
    </style:style>
    <style:style style:name="gr20" style:family="graphic" style:parent-style-name="standard">
      <style:graphic-properties draw:fill-color="#000000" draw:textarea-vertical-align="middle" draw:auto-grow-height="false" fo:min-height="1.365cm" fo:min-width="0cm" fo:wrap-option="wrap"/>
    </style:style>
    <style:style style:name="gr21" style:family="graphic" style:parent-style-name="standard">
      <style:graphic-properties draw:fill-color="#985006" draw:textarea-horizontal-align="justify" draw:textarea-vertical-align="middle" draw:auto-grow-height="false" fo:min-height="2.422cm" fo:min-width="2.047cm"/>
    </style:style>
    <style:style style:name="gr22" style:family="graphic" style:parent-style-name="standard">
      <style:graphic-properties draw:fill-color="#ed1c24" draw:textarea-horizontal-align="justify" draw:textarea-vertical-align="middle" draw:auto-grow-height="false" fo:min-height="2.422cm" fo:min-width="2.047cm"/>
    </style:style>
    <style:style style:name="gr23" style:family="graphic" style:parent-style-name="standard">
      <style:graphic-properties draw:fill-color="#000000" draw:textarea-horizontal-align="justify" draw:textarea-vertical-align="middle" draw:auto-grow-height="false" fo:min-height="0.075cm" fo:min-width="0.3cm"/>
    </style:style>
    <style:style style:name="gr24" style:family="graphic" style:parent-style-name="standard">
      <style:graphic-properties draw:textarea-horizontal-align="justify" draw:textarea-vertical-align="middle" draw:auto-grow-height="false" fo:min-height="3.395cm" fo:min-width="5.426cm"/>
    </style:style>
    <style:style style:name="gr25" style:family="graphic" style:parent-style-name="objectwithoutfill">
      <style:graphic-properties draw:marker-end="Arrow" draw:marker-end-width="0.3cm" draw:fill="none"/>
    </style:style>
    <style:style style:name="gr26" style:family="graphic" style:parent-style-name="standard">
      <style:graphic-properties draw:fill-color="#89c765" draw:textarea-horizontal-align="justify" draw:textarea-vertical-align="middle" draw:auto-grow-height="false" fo:min-height="2.422cm" fo:min-width="2.047cm"/>
    </style:style>
    <style:style style:name="gr27" style:family="graphic" style:parent-style-name="standard">
      <style:graphic-properties draw:textarea-horizontal-align="justify" draw:textarea-vertical-align="middle" draw:auto-grow-height="false" fo:min-height="1.357cm" fo:min-width="3.39cm" fo:wrap-option="no-wrap"/>
    </style:style>
    <style:style style:name="gr28" style:family="graphic" style:parent-style-name="standard">
      <style:graphic-properties draw:fill-color="#808080" draw:textarea-horizontal-align="justify" draw:textarea-vertical-align="middle" draw:auto-grow-height="false" fo:min-height="2.422cm" fo:min-width="2.047cm"/>
    </style:style>
    <style:style style:name="gr29" style:family="graphic" style:parent-style-name="standard">
      <style:graphic-properties draw:fill-color="#808080" draw:textarea-horizontal-align="justify" draw:textarea-vertical-align="middle" draw:auto-grow-height="false" fo:min-height="2.075cm" fo:min-width="12.9cm"/>
    </style:style>
    <style:style style:name="gr30" style:family="graphic" style:parent-style-name="standard">
      <style:graphic-properties draw:textarea-horizontal-align="justify" draw:textarea-vertical-align="middle" draw:auto-grow-height="false" fo:min-height="2.099cm" fo:min-width="5.798cm"/>
    </style:style>
    <style:style style:name="gr31" style:family="graphic" style:parent-style-name="standard">
      <style:graphic-properties draw:fill-color="#808080" draw:textarea-horizontal-align="justify" draw:textarea-vertical-align="middle" draw:auto-grow-height="false" fo:min-height="1.875cm" fo:min-width="8.9cm"/>
    </style:style>
    <style:style style:name="gr32" style:family="graphic" style:parent-style-name="standard">
      <style:graphic-properties draw:textarea-horizontal-align="justify" draw:textarea-vertical-align="middle" draw:auto-grow-height="false" fo:min-height="2.469cm" fo:min-width="4.316cm"/>
    </style:style>
    <style:style style:name="gr33" style:family="graphic" style:parent-style-name="standard">
      <style:graphic-properties draw:fill-color="#ed1c24" draw:textarea-horizontal-align="justify" draw:textarea-vertical-align="middle" draw:auto-grow-height="false" fo:min-height="1.1cm" fo:min-width="0.725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0.002cm" fo:min-width="0cm"/>
    </style:style>
    <style:style style:name="gr3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1.101cm" fo:min-width="0.725cm"/>
    </style:style>
    <style:style style:name="gr37" style:family="graphic" style:parent-style-name="standard">
      <style:graphic-properties draw:fill-color="#000000" draw:textarea-vertical-align="middle" draw:auto-grow-height="false" fo:min-height="0.592cm" fo:min-width="0cm" fo:wrap-option="wrap"/>
    </style:style>
    <style:style style:name="gr38" style:family="graphic" style:parent-style-name="standard">
      <style:graphic-properties draw:fill-color="#985006" draw:textarea-horizontal-align="justify" draw:textarea-vertical-align="middle" draw:auto-grow-height="false" fo:min-height="1.1cm" fo:min-width="0.726cm"/>
    </style:style>
    <style:style style:name="gr39" style:family="graphic" style:parent-style-name="standard">
      <style:graphic-properties draw:fill-color="#000000" draw:textarea-vertical-align="middle" draw:auto-grow-height="false" fo:min-height="0.591cm" fo:min-width="0cm" fo:wrap-option="wrap"/>
    </style:style>
    <style:style style:name="gr40" style:family="graphic" style:parent-style-name="standard">
      <style:graphic-properties draw:fill-color="#89c765" draw:textarea-horizontal-align="justify" draw:textarea-vertical-align="middle" draw:auto-grow-height="false" fo:min-height="1.1cm" fo:min-width="0.726cm"/>
    </style:style>
    <style:style style:name="gr41" style:family="graphic" style:parent-style-name="standard">
      <style:graphic-properties draw:fill-color="#985006" draw:textarea-horizontal-align="justify" draw:textarea-vertical-align="middle" draw:auto-grow-height="false" fo:min-height="1.1cm" fo:min-width="0.725cm"/>
    </style:style>
    <style:style style:name="gr42" style:family="graphic" style:parent-style-name="standard">
      <style:graphic-properties draw:fill-color="#808080" draw:textarea-horizontal-align="justify" draw:textarea-vertical-align="middle" draw:auto-grow-height="false" fo:min-height="1.684cm" fo:min-width="1.31cm"/>
    </style:style>
    <style:style style:name="gr43" style:family="graphic" style:parent-style-name="standard">
      <style:graphic-properties draw:fill-color="#000000" draw:textarea-vertical-align="middle" draw:auto-grow-height="false" fo:min-height="0.933cm" fo:min-width="0cm" fo:wrap-option="wrap"/>
    </style:style>
    <style:style style:name="gr44" style:family="graphic" style:parent-style-name="standard">
      <style:graphic-properties draw:textarea-horizontal-align="justify" draw:textarea-vertical-align="middle" draw:auto-grow-height="false" fo:min-height="1.1cm" fo:min-width="0.725cm"/>
    </style:style>
    <style:style style:name="gr45" style:family="graphic" style:parent-style-name="standard">
      <style:graphic-properties draw:fill-color="#985006" draw:textarea-horizontal-align="justify" draw:textarea-vertical-align="middle" draw:auto-grow-height="false" fo:min-height="1.101cm" fo:min-width="0.726cm"/>
    </style:style>
    <style:style style:name="gr46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5565a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985006"/>
      <style:paragraph-properties fo:text-align="center"/>
    </style:style>
    <style:style style:name="P9" style:family="paragraph">
      <loext:graphic-properties draw:fill-color="#5e8ac7"/>
      <style:paragraph-properties fo:text-align="center"/>
    </style:style>
    <style:style style:name="P10" style:family="paragraph">
      <loext:graphic-properties draw:fill-color="#89c765"/>
      <style:paragraph-properties fo:text-align="center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style:paragraph-properties fo:text-align="center"/>
      <style:text-properties fo:color="#ed1c24"/>
    </style:style>
    <style:style style:name="T1" style:family="text">
      <style:text-properties fo:color="#ed1c2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custom-shape draw:style-name="gr1" draw:text-style-name="P2" draw:layer="layout" svg:width="15.2cm" svg:height="4.4cm" svg:x="6cm" svg:y="6cm">
          <text:p text:style-name="P1">Node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presentation:style-name="pr1" xml:id="id1" draw:id="id1" draw:layer="layout" svg:width="14.8cm" svg:height="2cm" svg:x="6.6cm" svg:y="0.6cm" presentation:class="title" presentation:user-transformed="true">
          <draw:text-box>
            <text:p>Lista Encadeada</text:p>
          </draw:text-box>
        </draw:frame>
        <draw:custom-shape draw:style-name="gr2" draw:text-style-name="P1" draw:layer="layout" svg:width="5cm" svg:height="1.6cm" svg:x="8cm" svg:y="7.2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.6cm" svg:x="13.6cm" svg:y="7.2cm">
          <text:p text:style-name="P1">Pointer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1T0">
        <office:forms form:automatic-focus="false" form:apply-design-mode="false"/>
        <draw:frame presentation:style-name="pr1" xml:id="id2" draw:id="id2" draw:layer="layout" svg:width="14.8cm" svg:height="2cm" svg:x="6.6cm" svg:y="0.6cm" presentation:class="title" presentation:user-transformed="true">
          <draw:text-box>
            <text:p>Lista Encadead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etropolis" presentation:presentation-page-layout-name="AL1T0">
        <office:forms form:automatic-focus="false" form:apply-design-mode="false"/>
        <draw:custom-shape draw:style-name="gr4" draw:text-style-name="P2" draw:layer="layout" svg:width="15.2cm" svg:height="4.4cm" svg:x="6cm" svg:y="6cm">
          <text:p text:style-name="P1">Node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presentation:style-name="pr1" xml:id="id3" draw:id="id3" draw:layer="layout" svg:width="14.8cm" svg:height="2cm" svg:x="6.6cm" svg:y="0.6cm" presentation:class="title" presentation:user-transformed="true">
          <draw:text-box>
            <text:p>Lista Encadeada</text:p>
          </draw:text-box>
        </draw:frame>
        <draw:custom-shape draw:style-name="gr5" draw:text-style-name="P1" draw:layer="layout" svg:width="5cm" svg:height="1.6cm" svg:x="8cm" svg:y="7.2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1.6cm" svg:x="13.6cm" svg:y="7.2cm">
          <text:p text:style-name="P1">Pointer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4.6cm" svg:y="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3.8cm" svg:height="4.2cm" svg:x="0.4cm" svg:y="5.8cm">
          <text:p text:style-name="P1">{</text:p>
          <text:p text:style-name="P1">Name: Costa</text:p>
          <text:p text:style-name="P1">Age: 20</text:p>
          <text:p text:style-name="P1">Id: 000001</text:p>
          <text:p text:style-name="P1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etropolis" presentation:presentation-page-layout-name="AL1T0">
        <office:forms form:automatic-focus="false" form:apply-design-mode="false"/>
        <draw:custom-shape draw:style-name="gr4" draw:text-style-name="P2" draw:layer="layout" svg:width="15.2cm" svg:height="4.4cm" svg:x="6cm" svg:y="6cm">
          <text:p text:style-name="P1">Node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presentation:style-name="pr1" xml:id="id4" draw:id="id4" draw:layer="layout" svg:width="14.8cm" svg:height="2cm" svg:x="6.6cm" svg:y="0.6cm" presentation:class="title" presentation:user-transformed="true">
          <draw:text-box>
            <text:p>Lista Encadeada</text:p>
          </draw:text-box>
        </draw:frame>
        <draw:custom-shape draw:style-name="gr5" draw:text-style-name="P1" draw:layer="layout" svg:width="5cm" svg:height="1.6cm" svg:x="8cm" svg:y="7.2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1.6cm" svg:x="13.6cm" svg:y="7.2cm">
          <text:p text:style-name="P1">Pointer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4.6cm" svg:y="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3.8cm" svg:height="4.2cm" svg:x="0.4cm" svg:y="5.8cm">
          <text:p text:style-name="P1">{</text:p>
          <text:p text:style-name="P1">Name: Costa</text:p>
          <text:p text:style-name="P1">Age: 20</text:p>
          <text:p text:style-name="P1">Id: 000001</text:p>
          <text:p text:style-name="P1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4" draw:layer="layout" svg:width="4cm" svg:height="2cm" svg:x="18cm" svg:y="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3.8cm" svg:height="4.2cm" svg:x="22.6cm" svg:y="6cm">
          <text:p text:style-name="P1">{</text:p>
          <text:p text:style-name="P1">Next: *next</text:p>
          <text:p text:style-name="P1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etropolis" presentation:presentation-page-layout-name="AL1T0">
        <office:forms form:automatic-focus="false" form:apply-design-mode="false"/>
        <draw:frame presentation:style-name="pr1" xml:id="id5" draw:id="id5" draw:layer="layout" svg:width="14.8cm" svg:height="2cm" svg:x="6.6cm" svg:y="0.6cm" presentation:class="title" presentation:user-transformed="true">
          <draw:text-box>
            <text:p>Lista Encadeada</text:p>
          </draw:text-box>
        </draw:frame>
        <draw:custom-shape draw:style-name="gr8" draw:text-style-name="P2" draw:layer="layout" svg:width="4.145cm" svg:height="1.2cm" svg:x="2.655cm" svg:y="6.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64cm" svg:height="0.437cm" svg:x="3.2cm" svg:y="6.5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363cm" svg:height="0.437cm" svg:x="4.728cm" svg:y="6.5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145cm" svg:height="1.2cm" svg:x="8.455cm" svg:y="6.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64cm" svg:height="0.437cm" svg:x="9cm" svg:y="6.5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363cm" svg:height="0.437cm" svg:x="10.528cm" svg:y="6.5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145cm" svg:height="1.2cm" svg:x="14.455cm" svg:y="6.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64cm" svg:height="0.437cm" svg:x="15cm" svg:y="6.5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363cm" svg:height="0.437cm" svg:x="16.528cm" svg:y="6.5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145cm" svg:height="1.2cm" svg:x="20.2cm" svg:y="6.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64cm" svg:height="0.437cm" svg:x="20.745cm" svg:y="6.5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363cm" svg:height="0.437cm" svg:x="22.273cm" svg:y="6.5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145cm" svg:height="1.2cm" svg:x="2.8cm" svg:y="9.62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64cm" svg:height="0.437cm" svg:x="3.345cm" svg:y="9.95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363cm" svg:height="0.437cm" svg:x="4.873cm" svg:y="9.9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145cm" svg:height="1.2cm" svg:x="8.655cm" svg:y="9.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64cm" svg:height="0.437cm" svg:x="9.2cm" svg:y="9.9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363cm" svg:height="0.437cm" svg:x="10.728cm" svg:y="9.9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145cm" svg:height="1.2cm" svg:x="14.255cm" svg:y="9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64cm" svg:height="0.437cm" svg:x="14.8cm" svg:y="9.7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363cm" svg:height="0.437cm" svg:x="16.328cm" svg:y="9.7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145cm" svg:height="1.2cm" svg:x="20.055cm" svg:y="9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64cm" svg:height="0.437cm" svg:x="20.6cm" svg:y="9.7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363cm" svg:height="0.437cm" svg:x="22.128cm" svg:y="9.727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602cm" svg:height="0.625cm" svg:x="5.598cm" svg:y="6.52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1" draw:text-style-name="P6" draw:layer="layout" svg:width="2.602cm" svg:height="0.625cm" svg:x="11.398cm" svg:y="6.52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1" draw:text-style-name="P6" draw:layer="layout" svg:width="2.602cm" svg:height="0.625cm" svg:x="17.398cm" svg:y="6.4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2.602cm" svg:height="0.625cm" draw:transform="rotate (1.5707963267949) translate (22.775cm 9.2cm)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2.602cm" svg:height="0.625cm" svg:x="18.6cm" svg:y="9.72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2.602cm" svg:height="0.625cm" svg:x="12.8cm" svg:y="9.72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2.602cm" svg:height="0.625cm" svg:x="7.198cm" svg:y="9.92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etropolis" presentation:presentation-page-layout-name="AL1T0">
        <office:forms form:automatic-focus="false" form:apply-design-mode="false"/>
        <draw:frame presentation:style-name="pr1" xml:id="id6" draw:id="id6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13" draw:text-style-name="P1" draw:layer="layout" svg:width="4.105cm" svg:height="4.105cm" svg:x="10.8cm" svg:y="4.653cm">
          <text:p text:style-name="P1">Genesis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6cm" svg:height="0.6cm" svg:x="11.8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3.2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8cm" svg:height="2.4cm" draw:transform="rotate (1.5707963267949) translate (11.6cm 8.2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6" draw:text-style-name="P8" draw:layer="layout" svg:width="4.105cm" svg:height="4.105cm" svg:x="17.895cm" svg:y="4.653cm">
          <text:p text:style-name="P1">Node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6cm" svg:height="0.6cm" svg:x="18.895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95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8cm" svg:height="2.4cm" draw:transform="rotate (1.5707963267949) translate (18.695cm 8.2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2.602cm" svg:height="0.625cm" svg:x="15cm" svg:y="6.6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etropolis" presentation:presentation-page-layout-name="AL1T0">
        <office:forms form:automatic-focus="false" form:apply-design-mode="false"/>
        <draw:frame presentation:style-name="pr1" xml:id="id7" draw:id="id7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13" draw:text-style-name="P1" draw:layer="layout" svg:width="4.105cm" svg:height="4.105cm" svg:x="10.8cm" svg:y="4.653cm">
          <text:p text:style-name="P1">Genesis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6cm" svg:height="0.6cm" svg:x="11.8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3.2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8cm" svg:height="2.4cm" draw:transform="rotate (1.5707963267949) translate (11.6cm 8.2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2.587cm" svg:height="1.335cm" svg:x="8.413cm" svg:y="6.23cm">
          <draw:image xlink:href="Pictures/1000076A00000A1C000005387FAD3151BD5EA416.svg" xlink:type="simple" xlink:show="embed" xlink:actuate="onLoad">
            <text:p/>
          </draw:image>
          <draw:image xlink:href="Pictures/1000020100000062000000330BC7D592DD063392.png" xlink:type="simple" xlink:show="embed" xlink:actuate="onLoad"/>
        </draw:frame>
        <draw:custom-shape draw:style-name="gr17" draw:text-style-name="P9" draw:layer="layout" svg:width="7.8cm" svg:height="5.2cm" svg:x="0.6cm" svg:y="4.4cm">
          <text:p text:style-name="P1">{</text:p>
          <text:p text:style-name="P1">Timestamp: Date.now(),</text:p>
          <text:p text:style-name="P1">Data: data,</text:p>
          <text:p text:style-name="P1">PreviousHash: 0,</text:p>
          <text:p text:style-name="P1">Hash: 5as87d,</text:p>
          <text:p text:style-name="P1">Nonce: 0</text:p>
          <text:p text:style-name="P1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8" draw:layer="layout" svg:width="4.105cm" svg:height="4.105cm" svg:x="17.895cm" svg:y="4.653cm">
          <text:p text:style-name="P1">Node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6cm" svg:height="0.6cm" svg:x="18.895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95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8cm" svg:height="2.4cm" draw:transform="rotate (1.5707963267949) translate (18.695cm 8.2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2.602cm" svg:height="0.625cm" svg:x="15cm" svg:y="6.6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etropolis" presentation:presentation-page-layout-name="AL1T0">
        <office:forms form:automatic-focus="false" form:apply-design-mode="false"/>
        <draw:frame presentation:style-name="pr1" xml:id="id8" draw:id="id8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13" draw:text-style-name="P1" draw:layer="layout" svg:width="4.105cm" svg:height="4.105cm" svg:x="10.8cm" svg:y="4.653cm">
          <text:p text:style-name="P1">Genesis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6cm" svg:height="0.6cm" svg:x="11.8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3.2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8cm" svg:height="2.4cm" draw:transform="rotate (1.5707963267949) translate (11.6cm 8.2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2.587cm" svg:height="1.335cm" svg:x="8.413cm" svg:y="6.23cm">
          <draw:image xlink:href="Pictures/1000076A00000A1C000005387FAD3151BD5EA416.svg" xlink:type="simple" xlink:show="embed" xlink:actuate="onLoad">
            <text:p/>
          </draw:image>
          <draw:image xlink:href="Pictures/1000020100000062000000330BC7D592DD063392.png" xlink:type="simple" xlink:show="embed" xlink:actuate="onLoad"/>
        </draw:frame>
        <draw:custom-shape draw:style-name="gr17" draw:text-style-name="P9" draw:layer="layout" svg:width="7.8cm" svg:height="5.2cm" svg:x="0.6cm" svg:y="4.4cm">
          <text:p text:style-name="P1">{</text:p>
          <text:p text:style-name="P1">Timestamp: Date.now(),</text:p>
          <text:p text:style-name="P1">Data: data,</text:p>
          <text:p text:style-name="P1">PreviousHash: 0,</text:p>
          <text:p text:style-name="P1">Hash: 5as87d,</text:p>
          <text:p text:style-name="P1">Nonce: 0</text:p>
          <text:p text:style-name="P1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8" draw:layer="layout" svg:width="4.105cm" svg:height="4.105cm" svg:x="17.895cm" svg:y="4.653cm">
          <text:p text:style-name="P1">Node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6cm" svg:height="0.6cm" svg:x="18.895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95cm" svg:y="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8cm" svg:height="2.4cm" draw:transform="rotate (1.5707963267949) translate (18.695cm 8.2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7" draw:text-style-name="P9" draw:layer="layout" svg:width="7.8cm" svg:height="5.2cm" svg:x="19.2cm" svg:y="10.2cm">
          <text:p text:style-name="P1">{</text:p>
          <text:p text:style-name="P1">Timestamp: Date.now(),</text:p>
          <text:p text:style-name="P1">Data: data,</text:p>
          <text:p text:style-name="P1">PreviousHash: 5as87d,</text:p>
          <text:p text:style-name="P1">Hash: 00108sf,</text:p>
          <text:p text:style-name="P1">Nonce: 12</text:p>
          <text:p text:style-name="P1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6" draw:layer="layout" svg:width="1.6cm" svg:height="1.335cm" draw:transform="rotate (-1.5707963267949) translate (21.935cm 8.6cm)">
          <draw:image xlink:href="Pictures/1000076A00000A1C000005387FAD3151BD5EA416.svg" xlink:type="simple" xlink:show="embed" xlink:actuate="onLoad">
            <text:p/>
          </draw:image>
          <draw:image xlink:href="Pictures/1000020100000062000000330BC7D592DD063392.png" xlink:type="simple" xlink:show="embed" xlink:actuate="onLoad"/>
        </draw:frame>
        <draw:frame draw:style-name="gr12" draw:text-style-name="P6" draw:layer="layout" svg:width="2.602cm" svg:height="0.625cm" svg:x="15cm" svg:y="6.6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etropolis" presentation:presentation-page-layout-name="AL1T0">
        <office:forms form:automatic-focus="false" form:apply-design-mode="false"/>
        <draw:frame presentation:style-name="pr1" xml:id="id9" draw:id="id9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6" draw:layer="layout" svg:width="2.602cm" svg:height="0.625cm" svg:x="4.709cm" svg:y="7.6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18" draw:text-style-name="P1" draw:layer="layout" svg:width="2.547cm" svg:height="2.547cm" svg:x="2.162cm" svg:y="6.4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.78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4cm" svg:height="0.372cm" svg:x="3.6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.658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0.853cm" svg:y="6.33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1.474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8.55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0.853cm" svg:y="6.33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1.474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8.55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1.474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8.55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1.474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8.553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4.675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5.29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4.675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5.29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5.29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5.295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9.334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23.653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4.27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5.141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4.148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23.653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4.27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5.141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4.148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4.27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5.141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4.148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4.273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5.141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4.148cm 8.6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1.655cm" svg:height="0.625cm" svg:x="9.198cm" svg:y="7.601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75cm" svg:height="0.625cm" svg:x="13.4cm" svg:y="7.601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315cm" svg:height="0.625cm" svg:x="17.398cm" svg:y="7.601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2.255cm" svg:height="0.625cm" svg:x="21.398cm" svg:y="7.602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etropolis" presentation:presentation-page-layout-name="AL1T0">
        <office:forms form:automatic-focus="false" form:apply-design-mode="false"/>
        <draw:frame presentation:style-name="pr1" xml:id="id10" draw:id="id10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6" draw:layer="layout" svg:width="2.602cm" svg:height="0.625cm" svg:x="4.709cm" svg:y="8.853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18" draw:text-style-name="P1" draw:layer="layout" svg:width="2.547cm" svg:height="2.547cm" svg:x="2.162cm" svg:y="7.653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.78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4cm" svg:height="0.372cm" svg:x="3.6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.65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0.853cm" svg:y="7.587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0.853cm" svg:y="7.587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4.67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4.67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23.653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23.653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1.655cm" svg:height="0.625cm" svg:x="9.198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75cm" svg:height="0.625cm" svg:x="13.4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02cm" svg:height="0.625cm" svg:x="17.398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2.002cm" svg:height="0.625cm" svg:x="21.398cm" svg:y="8.855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22" draw:text-style-name="P4" draw:layer="layout" svg:width="2.547cm" svg:height="2.547cm" svg:x="12.6cm" svg:y="11.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3.095cm 13.4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8cm" svg:height="0.2cm" draw:transform="rotate (-0.785398163397448) translate (13.234cm 11.4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0.8cm" svg:height="0.2cm" draw:transform="rotate (-0.785398163397448) translate (14.027cm 11.493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6" draw:layer="layout" svg:width="1.679cm" svg:height="0.867cm" draw:transform="rotate (-0.785398163397448) translate (13.213cm 10cm)">
          <draw:image xlink:href="Pictures/1000076A00000A1C000005387FAD3151BD5EA416.svg" xlink:type="simple" xlink:show="embed" xlink:actuate="onLoad">
            <text:p/>
          </draw:image>
          <draw:image xlink:href="Pictures/1000020100000062000000330BC7D592DD063392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etropolis" presentation:presentation-page-layout-name="AL1T0">
        <office:forms form:automatic-focus="false" form:apply-design-mode="false"/>
        <draw:frame presentation:style-name="pr1" xml:id="id11" draw:id="id11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6" draw:layer="layout" svg:width="2.602cm" svg:height="0.625cm" svg:x="4.709cm" svg:y="8.853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18" draw:text-style-name="P1" draw:layer="layout" svg:width="2.547cm" svg:height="2.547cm" svg:x="2.162cm" svg:y="7.653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.78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4cm" svg:height="0.372cm" svg:x="3.6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.65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0.853cm" svg:y="7.587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0.853cm" svg:y="7.587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4.67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4.67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23.653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23.653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1.655cm" svg:height="0.625cm" svg:x="9.198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75cm" svg:height="0.625cm" svg:x="13.4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02cm" svg:height="0.625cm" svg:x="17.398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2.002cm" svg:height="0.625cm" svg:x="21.398cm" svg:y="8.855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22" draw:text-style-name="P4" draw:layer="layout" svg:width="2.547cm" svg:height="2.547cm" svg:x="12.6cm" svg:y="11.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3.095cm 13.4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8cm" svg:height="0.2cm" draw:transform="rotate (-0.785398163397448) translate (13.234cm 11.4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0.8cm" svg:height="0.2cm" draw:transform="rotate (-0.785398163397448) translate (14.027cm 11.49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6.4cm" svg:height="3.8cm" svg:x="6.8cm" svg:y="2.999cm">
          <text:p text:style-name="P1">{...</text:p>
          <text:p text:style-name="P1">Data: data</text:p>
          <text:p text:style-name="P1">Hash:00das9</text:p>
          <text:p text:style-name="P1">PreviousHash:00108sf</text:p>
          <text:p text:style-name="P1">...}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5" draw:text-style-name="P6" draw:layer="layout" svg:x1="10.853cm" svg:y1="8.6cm" svg:x2="10cm" svg:y2="6.799cm">
          <text:p/>
        </draw:line>
        <draw:frame draw:style-name="gr12" draw:text-style-name="P6" draw:layer="layout" svg:width="1.679cm" svg:height="0.867cm" draw:transform="rotate (-0.785398163397448) translate (13.213cm 10cm)">
          <draw:image xlink:href="Pictures/1000076A00000A1C000005387FAD3151BD5EA416.svg" xlink:type="simple" xlink:show="embed" xlink:actuate="onLoad">
            <text:p/>
          </draw:image>
          <draw:image xlink:href="Pictures/1000020100000062000000330BC7D592DD063392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etropolis" presentation:presentation-page-layout-name="AL1T0">
        <office:forms form:automatic-focus="false" form:apply-design-mode="false"/>
        <draw:frame presentation:style-name="pr1" xml:id="id12" draw:id="id12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6" draw:layer="layout" svg:width="2.602cm" svg:height="0.625cm" svg:x="4.709cm" svg:y="8.853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18" draw:text-style-name="P1" draw:layer="layout" svg:width="2.547cm" svg:height="2.547cm" svg:x="2.162cm" svg:y="7.653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.78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4cm" svg:height="0.372cm" svg:x="3.6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.65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0.853cm" svg:y="7.587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0.853cm" svg:y="7.587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1.474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9.806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4.67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4.675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5.295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9.334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23.653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23.653cm" svg:y="7.6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4.273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5.141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4.148cm 9.8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1.655cm" svg:height="0.625cm" svg:x="9.198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75cm" svg:height="0.625cm" svg:x="13.4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02cm" svg:height="0.625cm" svg:x="17.398cm" svg:y="8.854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2.002cm" svg:height="0.625cm" svg:x="21.398cm" svg:y="8.855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22" draw:text-style-name="P4" draw:layer="layout" svg:width="2.547cm" svg:height="2.547cm" svg:x="12.6cm" svg:y="11.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3.095cm 13.4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3.2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8cm" svg:height="0.2cm" draw:transform="rotate (-0.785398163397448) translate (13.234cm 11.4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0.8cm" svg:height="0.2cm" draw:transform="rotate (-0.785398163397448) translate (14.027cm 11.49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6.4cm" svg:height="3.8cm" svg:x="6.8cm" svg:y="2.999cm">
          <text:p text:style-name="P1">{...</text:p>
          <text:p text:style-name="P1">Data: data</text:p>
          <text:p text:style-name="P1">Hash:00das9</text:p>
          <text:p text:style-name="P1">PreviousHash:00108sf</text:p>
          <text:p text:style-name="P1">...}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1" draw:layer="layout" svg:width="6.4cm" svg:height="3.8cm" svg:x="14.6cm" svg:y="3cm">
          <text:p text:style-name="P1">{...</text:p>
          <text:p text:style-name="P1">Data: new data</text:p>
          <text:p text:style-name="P1">Hash:00das9</text:p>
          <text:p text:style-name="P1">PreviousHash:00108sf</text:p>
          <text:p text:style-name="P1">...}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5" draw:text-style-name="P6" draw:layer="layout" svg:x1="13.2cm" svg:y1="4.8cm" svg:x2="14.6cm" svg:y2="4.8cm">
          <text:p/>
        </draw:line>
        <draw:line draw:style-name="gr25" draw:text-style-name="P6" draw:layer="layout" svg:x1="10.853cm" svg:y1="8.6cm" svg:x2="10cm" svg:y2="6.799cm">
          <text:p/>
        </draw:line>
        <draw:line draw:style-name="gr25" draw:text-style-name="P6" draw:layer="layout" svg:x1="14.8cm" svg:y1="6.6cm" svg:x2="13.4cm" svg:y2="8.6cm">
          <text:p/>
        </draw:line>
        <draw:frame draw:style-name="gr12" draw:text-style-name="P6" draw:layer="layout" svg:width="1.679cm" svg:height="0.867cm" draw:transform="rotate (-0.785398163397448) translate (13.213cm 10cm)">
          <draw:image xlink:href="Pictures/1000076A00000A1C000005387FAD3151BD5EA416.svg" xlink:type="simple" xlink:show="embed" xlink:actuate="onLoad">
            <text:p/>
          </draw:image>
          <draw:image xlink:href="Pictures/1000020100000062000000330BC7D592DD063392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etropolis" presentation:presentation-page-layout-name="AL1T0">
        <office:forms form:automatic-focus="false" form:apply-design-mode="false"/>
        <draw:frame presentation:style-name="pr1" xml:id="id13" draw:id="id13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6" draw:layer="layout" svg:width="2.602cm" svg:height="0.625cm" svg:x="4.709cm" svg:y="10.266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18" draw:text-style-name="P1" draw:layer="layout" svg:width="2.547cm" svg:height="2.547cm" svg:x="2.162cm" svg:y="9.053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.78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4cm" svg:height="0.372cm" svg:x="3.6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.65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0.853cm" svg:y="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11.2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6" draw:text-style-name="P10" draw:layer="layout" svg:width="2.547cm" svg:height="2.547cm" svg:x="10.853cm" svg:y="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11.211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4.67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4.67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23.053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1.655cm" svg:height="0.625cm" svg:x="9.1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75cm" svg:height="0.625cm" svg:x="13.4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02cm" svg:height="0.625cm" svg:x="17.3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602cm" svg:height="0.625cm" svg:x="21.398cm" svg:y="10.268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22" draw:text-style-name="P4" draw:layer="layout" svg:width="2.547cm" svg:height="2.547cm" svg:x="12.6cm" svg:y="12.61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3.095cm 14.8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8cm" svg:height="0.2cm" draw:transform="rotate (-0.785398163397448) translate (13.234cm 12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0.8cm" svg:height="0.2cm" draw:transform="rotate (-0.785398163397448) translate (14.027cm 12.90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6" draw:layer="layout" svg:width="1.679cm" svg:height="0.867cm" draw:transform="rotate (-0.785398163397448) translate (13.213cm 11.413cm)">
          <draw:image xlink:href="Pictures/1000076A00000A1C000005387FAD3151BD5EA416.svg" xlink:type="simple" xlink:show="embed" xlink:actuate="onLoad">
            <text:p/>
          </draw:image>
          <draw:image xlink:href="Pictures/1000020100000062000000330BC7D592DD063392.png" xlink:type="simple" xlink:show="embed" xlink:actuate="onLoad"/>
        </draw:frame>
        <draw:custom-shape draw:style-name="gr27" draw:text-style-name="P1" draw:layer="layout" svg:width="4.2cm" svg:height="1.6cm" svg:x="5.8cm" svg:y="6.6cm">
          <text:p text:style-name="P1">00108sf</text:p>
          <text:p text:style-name="P1">5as87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10.2cm" svg:y="6.6cm">
          <text:p text:style-name="P1">00das9</text:p>
          <text:p text:style-name="P1">00108sf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14.6cm" svg:y="6.6cm">
          <text:p text:style-name="P1">0098ad</text:p>
          <text:p text:style-name="P1">00das9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19cm" svg:y="6.6cm">
          <text:p text:style-name="P1">00io91</text:p>
          <text:p text:style-name="P1">0098a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23.4cm" svg:y="6.6cm">
          <text:p text:style-name="P1">00au89</text:p>
          <text:p text:style-name="P1">00io91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1.4cm" svg:y="6.6cm">
          <text:p text:style-name="P1">5as87d</text:p>
          <text:p text:style-name="P1">0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etropolis" presentation:presentation-page-layout-name="AL1T0">
        <office:forms form:automatic-focus="false" form:apply-design-mode="false"/>
        <draw:frame presentation:style-name="pr1" xml:id="id14" draw:id="id14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6" draw:layer="layout" svg:width="2.602cm" svg:height="0.625cm" svg:x="4.709cm" svg:y="10.266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18" draw:text-style-name="P1" draw:layer="layout" svg:width="2.547cm" svg:height="2.547cm" svg:x="2.162cm" svg:y="9.053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.78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4cm" svg:height="0.372cm" svg:x="3.6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.65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0.853cm" svg:y="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11.2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6" draw:text-style-name="P10" draw:layer="layout" svg:width="2.547cm" svg:height="2.547cm" svg:x="10.853cm" svg:y="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11.211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4.67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4.67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23.053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1.655cm" svg:height="0.625cm" svg:x="9.1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75cm" svg:height="0.625cm" svg:x="13.4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02cm" svg:height="0.625cm" svg:x="17.3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602cm" svg:height="0.625cm" svg:x="21.398cm" svg:y="10.268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22" draw:text-style-name="P4" draw:layer="layout" svg:width="2.547cm" svg:height="2.547cm" svg:x="12.6cm" svg:y="12.61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3.095cm 14.8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8cm" svg:height="0.2cm" draw:transform="rotate (-0.785398163397448) translate (13.234cm 12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0.8cm" svg:height="0.2cm" draw:transform="rotate (-0.785398163397448) translate (14.027cm 12.90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6" draw:layer="layout" svg:width="1.679cm" svg:height="0.867cm" draw:transform="rotate (-0.785398163397448) translate (13.213cm 11.413cm)">
          <draw:image xlink:href="Pictures/1000076A00000A1C000005387FAD3151BD5EA416.svg" xlink:type="simple" xlink:show="embed" xlink:actuate="onLoad">
            <text:p/>
          </draw:image>
          <draw:image xlink:href="Pictures/1000020100000062000000330BC7D592DD063392.png" xlink:type="simple" xlink:show="embed" xlink:actuate="onLoad"/>
        </draw:frame>
        <draw:custom-shape draw:style-name="gr28" draw:text-style-name="P11" draw:layer="layout" svg:width="2.547cm" svg:height="2.547cm" svg:x="1.653cm" svg:y="3.053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279cm" svg:height="1.49cm" draw:transform="rotate (-1.5707963267949) translate (3.631cm 4.77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6" draw:layer="layout" svg:width="2.867cm" svg:height="2.15cm" svg:x="1.533cm" svg:y="3.053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6" draw:layer="layout" svg:width="2.6cm" svg:height="2.6cm" svg:x="1.653cm" svg:y="1.453cm">
          <draw:image xlink:href="Pictures/10000201000002000000020091B710550A1AF01E.png" xlink:type="simple" xlink:show="embed" xlink:actuate="onLoad">
            <text:p/>
          </draw:image>
        </draw:frame>
        <draw:custom-shape draw:style-name="gr27" draw:text-style-name="P1" draw:layer="layout" svg:width="4.2cm" svg:height="1.6cm" svg:x="5.8cm" svg:y="6.6cm">
          <text:p text:style-name="P1">00108sf</text:p>
          <text:p text:style-name="P1">5as87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10.2cm" svg:y="6.6cm">
          <text:p text:style-name="P1">00das9</text:p>
          <text:p text:style-name="P1">00108sf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14.6cm" svg:y="6.6cm">
          <text:p text:style-name="P1">0098ad</text:p>
          <text:p text:style-name="P1">00das9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19cm" svg:y="6.6cm">
          <text:p text:style-name="P1">00io91</text:p>
          <text:p text:style-name="P1">0098a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23.4cm" svg:y="6.6cm">
          <text:p text:style-name="P1">00au89</text:p>
          <text:p text:style-name="P1">00io91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1.4cm" svg:y="6.6cm">
          <text:p text:style-name="P1">5as87d</text:p>
          <text:p text:style-name="P1">0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etropolis" presentation:presentation-page-layout-name="AL1T0">
        <office:forms form:automatic-focus="false" form:apply-design-mode="false"/>
        <draw:frame presentation:style-name="pr1" xml:id="id15" draw:id="id15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6" draw:layer="layout" svg:width="2.602cm" svg:height="0.625cm" svg:x="4.709cm" svg:y="10.266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18" draw:text-style-name="P1" draw:layer="layout" svg:width="2.547cm" svg:height="2.547cm" svg:x="2.162cm" svg:y="9.053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.78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4cm" svg:height="0.372cm" svg:x="3.6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.65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0.853cm" svg:y="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11.2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6" draw:text-style-name="P10" draw:layer="layout" svg:width="2.547cm" svg:height="2.547cm" svg:x="10.853cm" svg:y="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11.211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4.67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4.67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23.053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1.655cm" svg:height="0.625cm" svg:x="9.1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75cm" svg:height="0.625cm" svg:x="13.4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02cm" svg:height="0.625cm" svg:x="17.3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602cm" svg:height="0.625cm" svg:x="21.398cm" svg:y="10.268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22" draw:text-style-name="P4" draw:layer="layout" svg:width="2.547cm" svg:height="2.547cm" svg:x="12.6cm" svg:y="12.61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3.095cm 14.8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8cm" svg:height="0.2cm" draw:transform="rotate (-0.785398163397448) translate (13.234cm 12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0.8cm" svg:height="0.2cm" draw:transform="rotate (-0.785398163397448) translate (14.027cm 12.90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6" draw:layer="layout" svg:width="1.679cm" svg:height="0.867cm" draw:transform="rotate (-0.785398163397448) translate (13.213cm 11.413cm)">
          <draw:image xlink:href="Pictures/1000076A00000A1C000005387FAD3151BD5EA416.svg" xlink:type="simple" xlink:show="embed" xlink:actuate="onLoad">
            <text:p/>
          </draw:image>
          <draw:image xlink:href="Pictures/1000020100000062000000330BC7D592DD063392.png" xlink:type="simple" xlink:show="embed" xlink:actuate="onLoad"/>
        </draw:frame>
        <draw:custom-shape draw:style-name="gr28" draw:text-style-name="P11" draw:layer="layout" svg:width="2.547cm" svg:height="2.547cm" svg:x="1.653cm" svg:y="3.053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279cm" svg:height="1.49cm" draw:transform="rotate (-1.5707963267949) translate (3.631cm 4.77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6" draw:layer="layout" svg:width="2.867cm" svg:height="2.15cm" svg:x="1.533cm" svg:y="3.053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6" draw:layer="layout" svg:width="2.6cm" svg:height="2.6cm" svg:x="1.653cm" svg:y="1.453cm">
          <draw:image xlink:href="Pictures/10000201000002000000020091B710550A1AF01E.png" xlink:type="simple" xlink:show="embed" xlink:actuate="onLoad">
            <text:p/>
          </draw:image>
        </draw:frame>
        <draw:custom-shape draw:style-name="gr27" draw:text-style-name="P1" draw:layer="layout" svg:width="4.2cm" svg:height="1.6cm" svg:x="5.8cm" svg:y="6.6cm">
          <text:p text:style-name="P1">00108sf</text:p>
          <text:p text:style-name="P1">5as87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10.2cm" svg:y="6.6cm">
          <text:p text:style-name="P1">00das9</text:p>
          <text:p text:style-name="P1">00108sf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14.6cm" svg:y="6.6cm">
          <text:p text:style-name="P1">0098ad</text:p>
          <text:p text:style-name="P1">00das9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19cm" svg:y="6.6cm">
          <text:p text:style-name="P1">00io91</text:p>
          <text:p text:style-name="P1">0098a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23.4cm" svg:y="6.6cm">
          <text:p text:style-name="P1">00au89</text:p>
          <text:p text:style-name="P1">00io91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1.4cm" svg:y="6.6cm">
          <text:p text:style-name="P1">5as87d</text:p>
          <text:p text:style-name="P1">0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1" draw:layer="layout" svg:width="13.4cm" svg:height="2.2cm" svg:x="6.8cm" svg:y="3.4cm">
          <text:p text:style-name="P1">Hash = timestamp + previousHash + data</text:p>
          <text:p text:style-name="P1">+ nonc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Metropolis" presentation:presentation-page-layout-name="AL1T0">
        <office:forms form:automatic-focus="false" form:apply-design-mode="false"/>
        <draw:frame presentation:style-name="pr1" xml:id="id16" draw:id="id16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6" draw:layer="layout" svg:width="2.602cm" svg:height="0.625cm" svg:x="4.709cm" svg:y="10.266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18" draw:text-style-name="P1" draw:layer="layout" svg:width="2.547cm" svg:height="2.547cm" svg:x="2.162cm" svg:y="9.053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.78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4cm" svg:height="0.372cm" svg:x="3.6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.65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0.853cm" svg:y="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11.2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6" draw:text-style-name="P10" draw:layer="layout" svg:width="2.547cm" svg:height="2.547cm" svg:x="10.853cm" svg:y="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11.211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4.67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4.67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23.053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1.655cm" svg:height="0.625cm" svg:x="9.1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75cm" svg:height="0.625cm" svg:x="13.4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02cm" svg:height="0.625cm" svg:x="17.3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602cm" svg:height="0.625cm" svg:x="21.398cm" svg:y="10.268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22" draw:text-style-name="P4" draw:layer="layout" svg:width="2.547cm" svg:height="2.547cm" svg:x="12.6cm" svg:y="12.61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3.095cm 14.8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8cm" svg:height="0.2cm" draw:transform="rotate (-0.785398163397448) translate (13.234cm 12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0.8cm" svg:height="0.2cm" draw:transform="rotate (-0.785398163397448) translate (14.027cm 12.90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6" draw:layer="layout" svg:width="1.679cm" svg:height="0.867cm" draw:transform="rotate (-0.785398163397448) translate (13.213cm 11.413cm)">
          <draw:image xlink:href="Pictures/1000076A00000A1C000005387FAD3151BD5EA416.svg" xlink:type="simple" xlink:show="embed" xlink:actuate="onLoad">
            <text:p/>
          </draw:image>
          <draw:image xlink:href="Pictures/1000020100000062000000330BC7D592DD063392.png" xlink:type="simple" xlink:show="embed" xlink:actuate="onLoad"/>
        </draw:frame>
        <draw:custom-shape draw:style-name="gr28" draw:text-style-name="P11" draw:layer="layout" svg:width="2.547cm" svg:height="2.547cm" svg:x="19.72cm" svg:y="4.853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279cm" svg:height="1.49cm" draw:transform="rotate (-1.5707963267949) translate (21.698cm 6.57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6" draw:layer="layout" svg:width="2.867cm" svg:height="2.15cm" svg:x="19.6cm" svg:y="4.853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6" draw:layer="layout" svg:width="2.6cm" svg:height="2.6cm" svg:x="19.72cm" svg:y="3.253cm">
          <draw:image xlink:href="Pictures/10000201000002000000020091B710550A1AF01E.png" xlink:type="simple" xlink:show="embed" xlink:actuate="onLoad">
            <text:p/>
          </draw:image>
        </draw:frame>
        <draw:custom-shape draw:style-name="gr27" draw:text-style-name="P1" draw:layer="layout" svg:width="4.2cm" svg:height="1.6cm" svg:x="10.2cm" svg:y="6.6cm">
          <text:p text:style-name="P1"><text:span text:style-name="T1">00hu21</text:span></text:p>
          <text:p text:style-name="P1">00108sf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14.6cm" svg:y="6.6cm">
          <text:p text:style-name="P1">0098ad</text:p>
          <text:p text:style-name="P1">00das9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6" draw:layer="layout" svg:width="2.83cm" svg:height="2.83cm" svg:x="11cm" svg:y="3.6cm">
          <draw:image xlink:href="Pictures/1000168000000B0F00000B0FFFFDED78197DDB1D.svg" xlink:type="simple" xlink:show="embed" xlink:actuate="onLoad">
            <text:p/>
          </draw:image>
          <draw:image xlink:href="Pictures/100002010000006B0000006B4D7F1005CDEB8C3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6" smil:attributeName="visibility" smil:to="visible"/>
                  <anim:transitionFilter smil:dur="0.5s" smil:targetElement="id1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Metropolis" presentation:presentation-page-layout-name="AL1T0">
        <office:forms form:automatic-focus="false" form:apply-design-mode="false"/>
        <draw:frame presentation:style-name="pr1" xml:id="id17" draw:id="id17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6" draw:layer="layout" svg:width="2.602cm" svg:height="0.625cm" svg:x="4.709cm" svg:y="10.266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18" draw:text-style-name="P1" draw:layer="layout" svg:width="2.547cm" svg:height="2.547cm" svg:x="2.162cm" svg:y="9.053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.78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4cm" svg:height="0.372cm" svg:x="3.6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.658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0.853cm" svg:y="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11.219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6" draw:text-style-name="P10" draw:layer="layout" svg:width="2.547cm" svg:height="2.547cm" svg:x="10.853cm" svg:y="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1.474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9cm 11.211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4.67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6" draw:text-style-name="P10" draw:layer="layout" svg:width="2.547cm" svg:height="2.547cm" svg:x="14.675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3cm" svg:height="0.372cm" svg:x="15.295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cm 11.277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3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11.2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6" draw:text-style-name="P10" draw:layer="layout" svg:width="2.547cm" svg:height="2.547cm" svg:x="18.713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2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9.33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9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09cm 11.277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6" draw:text-style-name="P10" draw:layer="layout" svg:width="2.547cm" svg:height="2.547cm" svg:x="23.053cm" svg:y="9.06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3.673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1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8cm 11.277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1.655cm" svg:height="0.625cm" svg:x="9.1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75cm" svg:height="0.625cm" svg:x="13.4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02cm" svg:height="0.625cm" svg:x="17.398cm" svg:y="10.26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602cm" svg:height="0.625cm" svg:x="21.398cm" svg:y="10.268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22" draw:text-style-name="P4" draw:layer="layout" svg:width="2.547cm" svg:height="2.547cm" svg:x="12.6cm" svg:y="12.61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3.095cm 14.8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3.22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4.088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8cm" svg:height="0.2cm" draw:transform="rotate (-0.785398163397448) translate (13.234cm 12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0.8cm" svg:height="0.2cm" draw:transform="rotate (-0.785398163397448) translate (14.027cm 12.90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6" draw:layer="layout" svg:width="1.679cm" svg:height="0.867cm" draw:transform="rotate (-0.785398163397448) translate (13.213cm 11.413cm)">
          <draw:image xlink:href="Pictures/1000076A00000A1C000005387FAD3151BD5EA416.svg" xlink:type="simple" xlink:show="embed" xlink:actuate="onLoad">
            <text:p/>
          </draw:image>
          <draw:image xlink:href="Pictures/1000020100000062000000330BC7D592DD063392.png" xlink:type="simple" xlink:show="embed" xlink:actuate="onLoad"/>
        </draw:frame>
        <draw:custom-shape draw:style-name="gr28" draw:text-style-name="P11" draw:layer="layout" svg:width="2.547cm" svg:height="2.547cm" svg:x="6.253cm" svg:y="5.053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279cm" svg:height="1.49cm" draw:transform="rotate (-1.5707963267949) translate (8.231cm 6.77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6" draw:layer="layout" svg:width="2.867cm" svg:height="2.15cm" svg:x="6.133cm" svg:y="5.053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6" draw:layer="layout" svg:width="2.6cm" svg:height="2.6cm" svg:x="6.253cm" svg:y="3.453cm">
          <draw:image xlink:href="Pictures/10000201000002000000020091B710550A1AF01E.png" xlink:type="simple" xlink:show="embed" xlink:actuate="onLoad">
            <text:p/>
          </draw:image>
        </draw:frame>
        <draw:custom-shape draw:style-name="gr27" draw:text-style-name="P1" draw:layer="layout" svg:width="4.2cm" svg:height="1.6cm" svg:x="10.2cm" svg:y="6.6cm">
          <text:p text:style-name="P1"><text:span text:style-name="T1">00hu21</text:span></text:p>
          <text:p text:style-name="P1">00108sf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14.6cm" svg:y="6.6cm">
          <text:p text:style-name="P1"><text:span text:style-name="T1">0091ga</text:span></text:p>
          <text:p text:style-name="P1"><text:span text:style-name="T1">00hu21</text:span>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2" draw:layer="layout" svg:width="4.2cm" svg:height="1.6cm" svg:x="19cm" svg:y="6.6cm">
          <text:p text:style-name="P1"><text:span text:style-name="T1">00sdk0</text:span></text:p>
          <text:p text:style-name="P1"><text:span text:style-name="T1">0091ga</text:span>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2" draw:layer="layout" svg:width="4.2cm" svg:height="1.6cm" svg:x="23.4cm" svg:y="6.6cm">
          <text:p text:style-name="P1"><text:span text:style-name="T1">00ui89</text:span></text:p>
          <text:p text:style-name="P1"><text:span text:style-name="T1">00sdk0</text:span>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7" smil:attributeName="visibility" smil:to="visible"/>
                  <anim:transitionFilter smil:dur="0.5s" smil:targetElement="id17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Metropolis" presentation:presentation-page-layout-name="AL1T0">
        <office:forms form:automatic-focus="false" form:apply-design-mode="false"/>
        <draw:frame presentation:style-name="pr1" xml:id="id18" draw:id="id18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30" draw:text-style-name="P1" draw:layer="layout" svg:width="6.8cm" svg:height="2.4cm" svg:x="5.2cm" svg:y="3.6cm">
          <text:p text:style-name="P1">{</text:p>
          <text:p text:style-name="P1">Dificulty: 2</text:p>
          <text:p text:style-name="P1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11" draw:layer="layout" svg:width="9.4cm" svg:height="2cm" svg:x="14.6cm" svg:y="3.8cm">
          <text:p text:style-name="P1">Hash: 00……………………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6" draw:layer="layout" svg:width="2.587cm" svg:height="1.335cm" svg:x="11.8cm" svg:y="4.265cm">
          <draw:image xlink:href="Pictures/1000076A00000A1C000005387FAD3151BD5EA416.svg" xlink:type="simple" xlink:show="embed" xlink:actuate="onLoad">
            <text:p/>
          </draw:image>
          <draw:image xlink:href="Pictures/1000020100000062000000330BC7D592DD063392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Metropolis" presentation:presentation-page-layout-name="AL1T0">
        <office:forms form:automatic-focus="false" form:apply-design-mode="false"/>
        <draw:frame presentation:style-name="pr1" xml:id="id19" draw:id="id19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18" draw:text-style-name="P1" draw:layer="layout" svg:width="2.547cm" svg:height="2.547cm" svg:x="14.261cm" svg:y="7.4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4.882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4cm" svg:height="0.372cm" svg:x="15.749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4.757cm 9.6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0" draw:text-style-name="P1" draw:layer="layout" svg:width="6.8cm" svg:height="2.4cm" svg:x="5.2cm" svg:y="3.6cm">
          <text:p text:style-name="P1">{</text:p>
          <text:p text:style-name="P1">Dificulty: 2</text:p>
          <text:p text:style-name="P1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11" draw:layer="layout" svg:width="9.4cm" svg:height="2cm" svg:x="14.6cm" svg:y="3.8cm">
          <text:p text:style-name="P1">Hash: 00……………………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6" draw:layer="layout" svg:width="2.587cm" svg:height="1.335cm" svg:x="11.8cm" svg:y="4.265cm">
          <draw:image xlink:href="Pictures/1000076A00000A1C000005387FAD3151BD5EA416.svg" xlink:type="simple" xlink:show="embed" xlink:actuate="onLoad">
            <text:p/>
          </draw:image>
          <draw:image xlink:href="Pictures/1000020100000062000000330BC7D592DD063392.png" xlink:type="simple" xlink:show="embed" xlink:actuate="onLoad"/>
        </draw:frame>
        <draw:frame draw:style-name="gr11" draw:text-style-name="P6" draw:layer="layout" svg:width="4.335cm" svg:height="3.513cm" svg:x="17.265cm" svg:y="6.8cm">
          <draw:image xlink:href="Pictures/1000020100000264000001F09D1F1DE5DAE5A3F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Metropolis" presentation:presentation-page-layout-name="AL1T0">
        <office:forms form:automatic-focus="false" form:apply-design-mode="false"/>
        <draw:frame presentation:style-name="pr1" xml:id="id20" draw:id="id20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18" draw:text-style-name="P1" draw:layer="layout" svg:width="2.547cm" svg:height="2.547cm" svg:x="14.261cm" svg:y="7.4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4.882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4cm" svg:height="0.372cm" svg:x="15.749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4.757cm 9.6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0" draw:text-style-name="P1" draw:layer="layout" svg:width="6.8cm" svg:height="2.4cm" svg:x="5.2cm" svg:y="3.6cm">
          <text:p text:style-name="P1">{</text:p>
          <text:p text:style-name="P1">Dificulty: 2</text:p>
          <text:p text:style-name="P1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11" draw:layer="layout" svg:width="9.4cm" svg:height="2cm" svg:x="14.6cm" svg:y="3.8cm">
          <text:p text:style-name="P1">Hash: 00……………………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6" draw:layer="layout" svg:width="2.587cm" svg:height="1.335cm" svg:x="11.8cm" svg:y="4.265cm">
          <draw:image xlink:href="Pictures/1000076A00000A1C000005387FAD3151BD5EA416.svg" xlink:type="simple" xlink:show="embed" xlink:actuate="onLoad">
            <text:p/>
          </draw:image>
          <draw:image xlink:href="Pictures/1000020100000062000000330BC7D592DD063392.png" xlink:type="simple" xlink:show="embed" xlink:actuate="onLoad"/>
        </draw:frame>
        <draw:custom-shape draw:style-name="gr31" draw:text-style-name="P11" draw:layer="layout" svg:width="9.4cm" svg:height="2cm" svg:x="7.6cm" svg:y="11.8cm">
          <text:p text:style-name="P1">newHash: 00……………………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6" draw:layer="layout" svg:width="4.335cm" svg:height="3.513cm" svg:x="17.265cm" svg:y="6.8cm">
          <draw:image xlink:href="Pictures/1000020100000264000001F09D1F1DE5DAE5A3F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Metropolis" presentation:presentation-page-layout-name="AL1T0">
        <office:forms form:automatic-focus="false" form:apply-design-mode="false"/>
        <draw:frame presentation:style-name="pr1" xml:id="id21" draw:id="id21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18" draw:text-style-name="P1" draw:layer="layout" svg:width="2.547cm" svg:height="2.547cm" svg:x="14.261cm" svg:y="7.4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4.882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4cm" svg:height="0.372cm" svg:x="15.749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4.757cm 9.63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0" draw:text-style-name="P1" draw:layer="layout" svg:width="6.8cm" svg:height="2.4cm" svg:x="5.2cm" svg:y="3.6cm">
          <text:p text:style-name="P1">{</text:p>
          <text:p text:style-name="P1">Dificulty: 2</text:p>
          <text:p text:style-name="P1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11" draw:layer="layout" svg:width="9.4cm" svg:height="2cm" svg:x="14.6cm" svg:y="3.8cm">
          <text:p text:style-name="P1">Hash: 00……………………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6" draw:layer="layout" svg:width="2.587cm" svg:height="1.335cm" svg:x="11.8cm" svg:y="4.265cm">
          <draw:image xlink:href="Pictures/1000076A00000A1C000005387FAD3151BD5EA416.svg" xlink:type="simple" xlink:show="embed" xlink:actuate="onLoad">
            <text:p/>
          </draw:image>
          <draw:image xlink:href="Pictures/1000020100000062000000330BC7D592DD063392.png" xlink:type="simple" xlink:show="embed" xlink:actuate="onLoad"/>
        </draw:frame>
        <draw:frame draw:style-name="gr11" draw:text-style-name="P6" draw:layer="layout" svg:width="2.698cm" svg:height="1.428cm" svg:x="11.902cm" svg:y="8cm">
          <draw:image xlink:href="Pictures/1000039900000A8B00000595A9E61E676D75D8B9.svg" xlink:type="simple" xlink:show="embed" xlink:actuate="onLoad">
            <text:p/>
          </draw:image>
          <draw:image xlink:href="Pictures/100002010000006600000036742ACF393374C2BF.png" xlink:type="simple" xlink:show="embed" xlink:actuate="onLoad"/>
        </draw:frame>
        <draw:custom-shape draw:style-name="gr32" draw:text-style-name="P1" draw:layer="layout" svg:width="5.2cm" svg:height="2.8cm" svg:x="6.4cm" svg:y="7.2cm">
          <text:p text:style-name="P1">{...</text:p>
          <text:p text:style-name="P1">Nonce++</text:p>
          <text:p text:style-name="P1">...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11" draw:layer="layout" svg:width="9.4cm" svg:height="2cm" svg:x="7.6cm" svg:y="11.8cm">
          <text:p text:style-name="P1">newHash: 00……………………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6" draw:layer="layout" svg:width="2.177cm" svg:height="0.59cm" draw:transform="rotate (1.5707963267949) translate (7.6cm 11.854cm)">
          <draw:image xlink:href="Pictures/100002A6000008820000024FECC7ED8D5BAF94D3.svg" xlink:type="simple" xlink:show="embed" xlink:actuate="onLoad">
            <text:p/>
          </draw:image>
          <draw:image xlink:href="Pictures/100002010000005200000016FCF702801CF6270C.png" xlink:type="simple" xlink:show="embed" xlink:actuate="onLoad"/>
        </draw:frame>
        <draw:frame draw:style-name="gr11" draw:text-style-name="P6" draw:layer="layout" svg:width="2.177cm" svg:height="0.59cm" draw:transform="rotate (-1.5707963267949) translate (10.2cm 9.677cm)">
          <draw:image xlink:href="Pictures/100002A6000008820000024FECC7ED8D5BAF94D3.svg" xlink:type="simple" xlink:show="embed" xlink:actuate="onLoad">
            <text:p/>
          </draw:image>
          <draw:image xlink:href="Pictures/100002010000005200000016FCF702801CF6270C.png" xlink:type="simple" xlink:show="embed" xlink:actuate="onLoad"/>
        </draw:frame>
        <draw:frame draw:style-name="gr11" draw:text-style-name="P6" draw:layer="layout" svg:width="4.335cm" svg:height="3.513cm" svg:x="17.265cm" svg:y="6.8cm">
          <draw:image xlink:href="Pictures/1000020100000264000001F09D1F1DE5DAE5A3F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Metropolis" presentation:presentation-page-layout-name="AL1T0">
        <office:forms form:automatic-focus="false" form:apply-design-mode="false"/>
        <draw:frame presentation:style-name="pr1" xml:id="id22" draw:id="id22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19" draw:text-style-name="P7" draw:layer="layout" svg:width="0.372cm" svg:height="0.372cm" svg:x="7.158cm" svg:y="6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draw:layer="layout" svg:width="1.225cm" svg:height="1.225cm" svg:x="6.4cm" svg:y="6.5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85cm" svg:height="0.095cm" draw:transform="skewX (0.0104719755119658) rotate (-0.785398163397448) translate (6.705cm 6.7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0.385cm" svg:height="0.096cm" draw:transform="rotate (-0.785398163397448) translate (7.089cm 6.71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6" draw:layer="layout" svg:width="1.252cm" svg:height="0.301cm" svg:x="3.225cm" svg:y="4.952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36" draw:text-style-name="P1" draw:layer="layout" svg:width="1.225cm" svg:height="1.226cm" svg:x="2cm" svg:y="4.368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.29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8cm" svg:height="0.179cm" svg:x="2.71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.234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6.181cm" svg:y="4.34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9cm" svg:height="0.717cm" draw:transform="rotate (1.5707963267949) translate (6.415cm 5.411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0" draw:text-style-name="P10" draw:layer="layout" svg:width="1.226cm" svg:height="1.225cm" svg:x="6.181cm" svg:y="4.34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6.415cm 5.409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8.02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8.253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8.02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8.253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8.253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8.253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9.963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0.19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9.963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0.19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9.963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0.19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0.19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2.051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2.284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2.284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2.284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2.284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0.796cm" svg:height="0.3cm" svg:x="5.38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613cm" svg:height="0.3cm" svg:x="7.407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579cm" svg:height="0.3cm" svg:x="9.33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771cm" svg:height="0.301cm" svg:x="11.25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42" draw:text-style-name="P11" draw:layer="layout" svg:width="1.81cm" svg:height="1.809cm" svg:x="2.485cm" svg:y="6.791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0.198cm" svg:height="1.058cm" draw:transform="rotate (-1.5707963267949) translate (3.89cm 8.0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6" draw:layer="layout" svg:width="2.037cm" svg:height="1.527cm" svg:x="2.4cm" svg:y="6.7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6" draw:layer="layout" svg:width="1.847cm" svg:height="1.847cm" svg:x="2.485cm" svg:y="5.654cm">
          <draw:image xlink:href="Pictures/10000201000002000000020091B710550A1AF01E.png" xlink:type="simple" xlink:show="embed" xlink:actuate="onLoad">
            <text:p/>
          </draw:image>
        </draw:frame>
        <draw:frame draw:style-name="gr11" draw:text-style-name="P6" draw:layer="layout" svg:width="2cm" svg:height="2cm" svg:x="5.8cm" svg:y="2.6cm">
          <draw:image xlink:href="Pictures/1000168000000B0F00000B0FFFFDED78197DDB1D.svg" xlink:type="simple" xlink:show="embed" xlink:actuate="onLoad">
            <text:p/>
          </draw:image>
          <draw:image xlink:href="Pictures/100002010000006B0000006B4D7F1005CDEB8C37.png" xlink:type="simple" xlink:show="embed" xlink:actuate="onLoad"/>
        </draw:frame>
        <draw:frame draw:style-name="gr11" draw:text-style-name="P6" draw:layer="layout" svg:width="1.162cm" svg:height="0.6cm" draw:transform="rotate (1.5707963267949) translate (6.698cm 6.926cm)">
          <draw:image xlink:href="Pictures/1000076A00000A1C000005387FAD3151BD5EA416.svg" xlink:type="simple" xlink:show="embed" xlink:actuate="onLoad">
            <text:p/>
          </draw:image>
          <draw:image xlink:href="Pictures/1000020100000062000000330BC7D592DD063392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2" smil:attributeName="visibility" smil:to="visible"/>
                  <anim:transitionFilter smil:dur="0.5s" smil:targetElement="id2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Metropolis" presentation:presentation-page-layout-name="AL1T0">
        <office:forms form:automatic-focus="false" form:apply-design-mode="false"/>
        <draw:frame presentation:style-name="pr1" xml:id="id23" draw:id="id23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19" draw:text-style-name="P7" draw:layer="layout" svg:width="0.372cm" svg:height="0.372cm" svg:x="7.158cm" svg:y="6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1.252cm" svg:height="0.301cm" svg:x="16.06cm" svg:y="5.009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44" draw:text-style-name="P1" draw:layer="layout" svg:width="1.225cm" svg:height="1.225cm" svg:x="14.835cm" svg:y="4.432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5.13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8cm" svg:height="0.179cm" svg:x="15.55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15.07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5" draw:text-style-name="P8" draw:layer="layout" svg:width="1.226cm" svg:height="1.226cm" svg:x="19.016cm" svg:y="4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9.25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5" draw:text-style-name="P8" draw:layer="layout" svg:width="1.226cm" svg:height="1.226cm" svg:x="19.016cm" svg:y="4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9.25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9.25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9.25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20.855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1.08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20.855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1.08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1.08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1.08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2.798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2.798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2.798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5.175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5.40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5.175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5.40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5.40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5.40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0.796cm" svg:height="0.301cm" svg:x="18.22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613cm" svg:height="0.301cm" svg:x="20.242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579cm" svg:height="0.301cm" svg:x="22.165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963cm" svg:height="0.301cm" svg:x="24.09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33" draw:text-style-name="P4" draw:layer="layout" svg:width="1.225cm" svg:height="1.225cm" svg:x="6.4cm" svg:y="6.5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85cm" svg:height="0.095cm" draw:transform="skewX (0.0104719755119658) rotate (-0.785398163397448) translate (6.705cm 6.7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0.385cm" svg:height="0.096cm" draw:transform="rotate (-0.785398163397448) translate (7.089cm 6.71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6" draw:layer="layout" svg:width="1.252cm" svg:height="0.301cm" svg:x="3.225cm" svg:y="4.952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36" draw:text-style-name="P1" draw:layer="layout" svg:width="1.225cm" svg:height="1.226cm" svg:x="2cm" svg:y="4.368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.29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8cm" svg:height="0.179cm" svg:x="2.71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.234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6.181cm" svg:y="4.34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9cm" svg:height="0.717cm" draw:transform="rotate (1.5707963267949) translate (6.415cm 5.411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0" draw:text-style-name="P10" draw:layer="layout" svg:width="1.226cm" svg:height="1.225cm" svg:x="6.181cm" svg:y="4.34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6.415cm 5.409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8.02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8.253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8.02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8.253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8.253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8.253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9.963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0.19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9.963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0.19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9.963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0.19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0.19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2.051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2.284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2.284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2.284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2.284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0.796cm" svg:height="0.3cm" svg:x="5.38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613cm" svg:height="0.3cm" svg:x="7.407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579cm" svg:height="0.3cm" svg:x="9.33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771cm" svg:height="0.301cm" svg:x="11.25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42" draw:text-style-name="P11" draw:layer="layout" svg:width="1.81cm" svg:height="1.809cm" svg:x="24.178cm" svg:y="6.591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0.198cm" svg:height="1.058cm" draw:transform="rotate (-1.5707963267949) translate (25.583cm 7.8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6" draw:layer="layout" svg:width="2.037cm" svg:height="1.527cm" svg:x="24.093cm" svg:y="6.5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6" draw:layer="layout" svg:width="1.847cm" svg:height="1.847cm" svg:x="24.178cm" svg:y="5.454cm">
          <draw:image xlink:href="Pictures/10000201000002000000020091B710550A1AF01E.png" xlink:type="simple" xlink:show="embed" xlink:actuate="onLoad">
            <text:p/>
          </draw:image>
        </draw:frame>
        <draw:custom-shape draw:style-name="gr42" draw:text-style-name="P11" draw:layer="layout" svg:width="1.81cm" svg:height="1.809cm" svg:x="2.485cm" svg:y="6.791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0.198cm" svg:height="1.058cm" draw:transform="rotate (-1.5707963267949) translate (3.89cm 8.0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6" draw:layer="layout" svg:width="2.037cm" svg:height="1.527cm" svg:x="2.4cm" svg:y="6.7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6" draw:layer="layout" svg:width="1.847cm" svg:height="1.847cm" svg:x="2.485cm" svg:y="5.654cm">
          <draw:image xlink:href="Pictures/10000201000002000000020091B710550A1AF01E.png" xlink:type="simple" xlink:show="embed" xlink:actuate="onLoad">
            <text:p/>
          </draw:image>
        </draw:frame>
        <draw:frame draw:style-name="gr11" draw:text-style-name="P6" draw:layer="layout" svg:width="2cm" svg:height="2cm" svg:x="5.8cm" svg:y="2.6cm">
          <draw:image xlink:href="Pictures/1000168000000B0F00000B0FFFFDED78197DDB1D.svg" xlink:type="simple" xlink:show="embed" xlink:actuate="onLoad">
            <text:p/>
          </draw:image>
          <draw:image xlink:href="Pictures/100002010000006B0000006B4D7F1005CDEB8C37.png" xlink:type="simple" xlink:show="embed" xlink:actuate="onLoad"/>
        </draw:frame>
        <draw:frame draw:style-name="gr11" draw:text-style-name="P6" draw:layer="layout" svg:width="1.162cm" svg:height="0.6cm" draw:transform="rotate (1.5707963267949) translate (6.698cm 6.926cm)">
          <draw:image xlink:href="Pictures/1000076A00000A1C000005387FAD3151BD5EA416.svg" xlink:type="simple" xlink:show="embed" xlink:actuate="onLoad">
            <text:p/>
          </draw:image>
          <draw:image xlink:href="Pictures/1000020100000062000000330BC7D592DD063392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3" smil:attributeName="visibility" smil:to="visible"/>
                  <anim:transitionFilter smil:dur="0.5s" smil:targetElement="id2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Metropolis" presentation:presentation-page-layout-name="AL1T0">
        <office:forms form:automatic-focus="false" form:apply-design-mode="false"/>
        <draw:frame presentation:style-name="pr1" xml:id="id24" draw:id="id24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19" draw:text-style-name="P7" draw:layer="layout" svg:width="0.372cm" svg:height="0.372cm" svg:x="7.158cm" svg:y="6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1.252cm" svg:height="0.301cm" svg:x="16.06cm" svg:y="5.009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44" draw:text-style-name="P1" draw:layer="layout" svg:width="1.225cm" svg:height="1.225cm" svg:x="14.835cm" svg:y="4.432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5.13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8cm" svg:height="0.179cm" svg:x="15.55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15.07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5" draw:text-style-name="P8" draw:layer="layout" svg:width="1.226cm" svg:height="1.226cm" svg:x="19.016cm" svg:y="4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9.25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5" draw:text-style-name="P8" draw:layer="layout" svg:width="1.226cm" svg:height="1.226cm" svg:x="19.016cm" svg:y="4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9.25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9.25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9.25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20.855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1.08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20.855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1.08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1.08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1.08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2.798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2.798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2.798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5.175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5.40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5.175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5.40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5.40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5.40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0.796cm" svg:height="0.301cm" svg:x="18.22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613cm" svg:height="0.301cm" svg:x="20.242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579cm" svg:height="0.301cm" svg:x="22.165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963cm" svg:height="0.301cm" svg:x="24.09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33" draw:text-style-name="P4" draw:layer="layout" svg:width="1.225cm" svg:height="1.225cm" svg:x="6.4cm" svg:y="6.5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85cm" svg:height="0.095cm" draw:transform="skewX (0.0104719755119658) rotate (-0.785398163397448) translate (6.705cm 6.7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0.385cm" svg:height="0.096cm" draw:transform="rotate (-0.785398163397448) translate (7.089cm 6.71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6" draw:layer="layout" svg:width="1.252cm" svg:height="0.301cm" svg:x="3.225cm" svg:y="4.952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36" draw:text-style-name="P1" draw:layer="layout" svg:width="1.225cm" svg:height="1.226cm" svg:x="2cm" svg:y="4.368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.29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8cm" svg:height="0.179cm" svg:x="2.71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.234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6.181cm" svg:y="4.34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9cm" svg:height="0.717cm" draw:transform="rotate (1.5707963267949) translate (6.415cm 5.411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0" draw:text-style-name="P10" draw:layer="layout" svg:width="1.226cm" svg:height="1.225cm" svg:x="6.181cm" svg:y="4.34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6.415cm 5.409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8.02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8.253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8.02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8.253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8.253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8.253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9.963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0.19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9.963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0.19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9.963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0.19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0.19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2.051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2.284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2.284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2.284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2.284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0.796cm" svg:height="0.3cm" svg:x="5.38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613cm" svg:height="0.3cm" svg:x="7.407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579cm" svg:height="0.3cm" svg:x="9.33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771cm" svg:height="0.301cm" svg:x="11.25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52cm" svg:height="0.301cm" svg:x="16.06cm" svg:y="11.126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44" draw:text-style-name="P1" draw:layer="layout" svg:width="1.225cm" svg:height="1.225cm" svg:x="14.835cm" svg:y="10.549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5.13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8cm" svg:height="0.179cm" svg:x="15.55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15.07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5" draw:text-style-name="P8" draw:layer="layout" svg:width="1.226cm" svg:height="1.226cm" svg:x="19.016cm" svg:y="10.517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9.25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5" draw:text-style-name="P8" draw:layer="layout" svg:width="1.226cm" svg:height="1.226cm" svg:x="19.016cm" svg:y="10.517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9.25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9.25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9.25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20.855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1.088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20.855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1.088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1.088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1.088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2.798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3.51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2.798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3.51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2.798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3.51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5.175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5.408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5.175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5.408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5.408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5.408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0.796cm" svg:height="0.301cm" svg:x="18.22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613cm" svg:height="0.301cm" svg:x="20.242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579cm" svg:height="0.301cm" svg:x="22.165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963cm" svg:height="0.301cm" svg:x="24.09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42" draw:text-style-name="P11" draw:layer="layout" svg:width="1.81cm" svg:height="1.809cm" svg:x="24.178cm" svg:y="6.591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0.198cm" svg:height="1.058cm" draw:transform="rotate (-1.5707963267949) translate (25.583cm 7.8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6" draw:layer="layout" svg:width="2.037cm" svg:height="1.527cm" svg:x="24.093cm" svg:y="6.5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6" draw:layer="layout" svg:width="1.847cm" svg:height="1.847cm" svg:x="24.178cm" svg:y="5.454cm">
          <draw:image xlink:href="Pictures/10000201000002000000020091B710550A1AF01E.png" xlink:type="simple" xlink:show="embed" xlink:actuate="onLoad">
            <text:p/>
          </draw:image>
        </draw:frame>
        <draw:custom-shape draw:style-name="gr42" draw:text-style-name="P11" draw:layer="layout" svg:width="1.81cm" svg:height="1.809cm" svg:x="21.085cm" svg:y="13.391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0.198cm" svg:height="1.058cm" draw:transform="rotate (-1.5707963267949) translate (22.49cm 14.6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6" draw:layer="layout" svg:width="2.037cm" svg:height="1.527cm" svg:x="21cm" svg:y="13.3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6" draw:layer="layout" svg:width="1.847cm" svg:height="1.847cm" svg:x="21.085cm" svg:y="12.254cm">
          <draw:image xlink:href="Pictures/10000201000002000000020091B710550A1AF01E.png" xlink:type="simple" xlink:show="embed" xlink:actuate="onLoad">
            <text:p/>
          </draw:image>
        </draw:frame>
        <draw:custom-shape draw:style-name="gr42" draw:text-style-name="P11" draw:layer="layout" svg:width="1.81cm" svg:height="1.809cm" svg:x="2.485cm" svg:y="6.791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0.198cm" svg:height="1.058cm" draw:transform="rotate (-1.5707963267949) translate (3.89cm 8.0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6" draw:layer="layout" svg:width="2.037cm" svg:height="1.527cm" svg:x="2.4cm" svg:y="6.7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6" draw:layer="layout" svg:width="1.847cm" svg:height="1.847cm" svg:x="2.485cm" svg:y="5.654cm">
          <draw:image xlink:href="Pictures/10000201000002000000020091B710550A1AF01E.png" xlink:type="simple" xlink:show="embed" xlink:actuate="onLoad">
            <text:p/>
          </draw:image>
        </draw:frame>
        <draw:frame draw:style-name="gr11" draw:text-style-name="P6" draw:layer="layout" svg:width="2cm" svg:height="2cm" svg:x="5.8cm" svg:y="2.6cm">
          <draw:image xlink:href="Pictures/1000168000000B0F00000B0FFFFDED78197DDB1D.svg" xlink:type="simple" xlink:show="embed" xlink:actuate="onLoad">
            <text:p/>
          </draw:image>
          <draw:image xlink:href="Pictures/100002010000006B0000006B4D7F1005CDEB8C37.png" xlink:type="simple" xlink:show="embed" xlink:actuate="onLoad"/>
        </draw:frame>
        <draw:frame draw:style-name="gr11" draw:text-style-name="P6" draw:layer="layout" svg:width="1.162cm" svg:height="0.6cm" draw:transform="rotate (1.5707963267949) translate (6.698cm 6.926cm)">
          <draw:image xlink:href="Pictures/1000076A00000A1C000005387FAD3151BD5EA416.svg" xlink:type="simple" xlink:show="embed" xlink:actuate="onLoad">
            <text:p/>
          </draw:image>
          <draw:image xlink:href="Pictures/1000020100000062000000330BC7D592DD063392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4" smil:attributeName="visibility" smil:to="visible"/>
                  <anim:transitionFilter smil:dur="0.5s" smil:targetElement="id2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Metropolis" presentation:presentation-page-layout-name="AL1T0">
        <office:forms form:automatic-focus="false" form:apply-design-mode="false"/>
        <draw:frame presentation:style-name="pr1" xml:id="id25" draw:id="id25" draw:layer="layout" svg:width="14.8cm" svg:height="2cm" svg:x="6.6cm" svg:y="0.6cm" presentation:class="title" presentation:user-transformed="true">
          <draw:text-box>
            <text:p>Bockchain</text:p>
          </draw:text-box>
        </draw:frame>
        <draw:custom-shape draw:style-name="gr19" draw:text-style-name="P7" draw:layer="layout" svg:width="0.372cm" svg:height="0.372cm" svg:x="7.158cm" svg:y="6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1.252cm" svg:height="0.301cm" svg:x="16.06cm" svg:y="5.009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44" draw:text-style-name="P1" draw:layer="layout" svg:width="1.225cm" svg:height="1.225cm" svg:x="14.835cm" svg:y="4.432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5.13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8cm" svg:height="0.179cm" svg:x="15.55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15.074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5" draw:text-style-name="P8" draw:layer="layout" svg:width="1.226cm" svg:height="1.226cm" svg:x="19.016cm" svg:y="4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9.25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5" draw:text-style-name="P8" draw:layer="layout" svg:width="1.226cm" svg:height="1.226cm" svg:x="19.016cm" svg:y="4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9.25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9.25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9.315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9.25cm 5.4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20.855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1.08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20.855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1.08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1.08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1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1.57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1.08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2.798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2.798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2.798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3.51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3.09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23.037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5.175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5.40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5.175cm" svg:y="4.4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5.40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5.40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5.473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5.891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5.408cm 5.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0.796cm" svg:height="0.301cm" svg:x="18.22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613cm" svg:height="0.301cm" svg:x="20.242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579cm" svg:height="0.301cm" svg:x="22.165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963cm" svg:height="0.301cm" svg:x="24.09cm" svg:y="5.01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33" draw:text-style-name="P4" draw:layer="layout" svg:width="1.225cm" svg:height="1.225cm" svg:x="6.4cm" svg:y="6.5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698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7.1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85cm" svg:height="0.095cm" draw:transform="skewX (0.0104719755119658) rotate (-0.785398163397448) translate (6.705cm 6.7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0.385cm" svg:height="0.096cm" draw:transform="rotate (-0.785398163397448) translate (7.089cm 6.716cm)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6" draw:layer="layout" svg:width="1.252cm" svg:height="0.301cm" svg:x="3.225cm" svg:y="4.952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36" draw:text-style-name="P1" draw:layer="layout" svg:width="1.225cm" svg:height="1.226cm" svg:x="2cm" svg:y="4.368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.29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8cm" svg:height="0.179cm" svg:x="2.71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.234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4.118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41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834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4.35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6.181cm" svg:y="4.34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9cm" svg:height="0.717cm" draw:transform="rotate (1.5707963267949) translate (6.415cm 5.411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0" draw:text-style-name="P10" draw:layer="layout" svg:width="1.226cm" svg:height="1.225cm" svg:x="6.181cm" svg:y="4.34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48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6.415cm 5.409cm)">
          <text:p/>
          <draw:enhanced-geometry svg:viewBox="0 0 21600 21600" draw:mirror-horizontal="true" draw:mirror-vertic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8.02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8.253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8.02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8.253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8.253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8.31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8.736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8.253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9.963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0.19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9.963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0.19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9.963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0.67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0.19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0.26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89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0.197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2.051cm" svg:y="4.375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2.284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2.284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2.284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2.349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2.767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2.284cm 5.44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0.796cm" svg:height="0.3cm" svg:x="5.38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613cm" svg:height="0.3cm" svg:x="7.407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579cm" svg:height="0.3cm" svg:x="9.33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771cm" svg:height="0.301cm" svg:x="11.255cm" svg:y="4.953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52cm" svg:height="0.301cm" svg:x="16.06cm" svg:y="11.126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44" draw:text-style-name="P1" draw:layer="layout" svg:width="1.225cm" svg:height="1.225cm" svg:x="14.835cm" svg:y="10.549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5.13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8cm" svg:height="0.179cm" svg:x="15.55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15.074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16.953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7.25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7.669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7.186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5" draw:text-style-name="P8" draw:layer="layout" svg:width="1.226cm" svg:height="1.226cm" svg:x="19.016cm" svg:y="10.517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9.25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5" draw:text-style-name="P8" draw:layer="layout" svg:width="1.226cm" svg:height="1.226cm" svg:x="19.016cm" svg:y="10.517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9.25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9.25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9.31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9.25cm 11.585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20.855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1.088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20.855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1.088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1.088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1.15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1.57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1.088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2.798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3.51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2.798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3.51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2.798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3.51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3.097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9.73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23.037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5.175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5.408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25.175cm" svg:y="10.549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5.408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5.408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25.47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25.89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25.408cm 11.61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0.796cm" svg:height="0.301cm" svg:x="18.22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613cm" svg:height="0.301cm" svg:x="20.242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579cm" svg:height="0.301cm" svg:x="22.165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963cm" svg:height="0.301cm" svg:x="24.09cm" svg:y="11.127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52cm" svg:height="0.301cm" svg:x="2.86cm" svg:y="11.209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44" draw:text-style-name="P1" draw:layer="layout" svg:width="1.225cm" svg:height="1.225cm" svg:x="1.635cm" svg:y="10.632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.93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8cm" svg:height="0.179cm" svg:x="2.35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1.874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3.753cm" svg:y="10.6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3.98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3.753cm" svg:y="10.6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3.98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3.753cm" svg:y="10.6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3.98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3.753cm" svg:y="10.6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3.98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3.753cm" svg:y="10.6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3.98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3.753cm" svg:y="10.6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3.98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3.753cm" svg:y="10.6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3.98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3.753cm" svg:y="10.6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4.052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4.469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3.986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5" draw:text-style-name="P8" draw:layer="layout" svg:width="1.226cm" svg:height="1.226cm" svg:x="5.816cm" svg:y="10.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6.115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532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6.05cm 11.6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5" draw:text-style-name="P8" draw:layer="layout" svg:width="1.226cm" svg:height="1.226cm" svg:x="5.816cm" svg:y="10.6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6.115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532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6.05cm 11.6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6.115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532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6.05cm 11.6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6.115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532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6.05cm 11.668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7.655cm" svg:y="10.6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7.95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8.37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7.888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8" draw:text-style-name="P8" draw:layer="layout" svg:width="1.226cm" svg:height="1.225cm" svg:x="7.655cm" svg:y="10.6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7.95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8.37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7.888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7.95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8.37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7.888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7.95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8.37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7.888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9.598cm" svg:y="10.6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9.897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0.31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9.837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9.598cm" svg:y="10.6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9.897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0.31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9.837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9.897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0.314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9.837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9.897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6.532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238cm" svg:height="0.716cm" draw:transform="rotate (1.5707963267949) translate (9.837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11.975cm" svg:y="10.6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2.273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2.69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2.208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1" draw:text-style-name="P8" draw:layer="layout" svg:width="1.225cm" svg:height="1.225cm" svg:x="11.975cm" svg:y="10.632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179cm" svg:height="0.179cm" svg:x="12.273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2.69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2.208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2.273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2.69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2.208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4" draw:text-style-name="P7" draw:layer="layout" svg:width="0.179cm" svg:height="0.179cm" svg:x="12.273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0.179cm" svg:height="0.179cm" svg:x="12.691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38cm" svg:height="0.717cm" draw:transform="rotate (1.5707963267949) translate (12.208cm 11.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0.796cm" svg:height="0.301cm" svg:x="5.02cm" svg:y="11.21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613cm" svg:height="0.301cm" svg:x="7.042cm" svg:y="11.21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579cm" svg:height="0.301cm" svg:x="8.965cm" svg:y="11.21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0.963cm" svg:height="0.301cm" svg:x="10.89cm" svg:y="11.21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42" draw:text-style-name="P11" draw:layer="layout" svg:width="1.81cm" svg:height="1.809cm" svg:x="24.178cm" svg:y="6.591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0.198cm" svg:height="1.058cm" draw:transform="rotate (-1.5707963267949) translate (25.583cm 7.8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6" draw:layer="layout" svg:width="2.037cm" svg:height="1.527cm" svg:x="24.093cm" svg:y="6.5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6" draw:layer="layout" svg:width="1.847cm" svg:height="1.847cm" svg:x="24.178cm" svg:y="5.454cm">
          <draw:image xlink:href="Pictures/10000201000002000000020091B710550A1AF01E.png" xlink:type="simple" xlink:show="embed" xlink:actuate="onLoad">
            <text:p/>
          </draw:image>
        </draw:frame>
        <draw:custom-shape draw:style-name="gr42" draw:text-style-name="P11" draw:layer="layout" svg:width="1.81cm" svg:height="1.809cm" svg:x="21.085cm" svg:y="13.391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0.198cm" svg:height="1.058cm" draw:transform="rotate (-1.5707963267949) translate (22.49cm 14.6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6" draw:layer="layout" svg:width="2.037cm" svg:height="1.527cm" svg:x="21cm" svg:y="13.3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6" draw:layer="layout" svg:width="1.847cm" svg:height="1.847cm" svg:x="21.085cm" svg:y="12.254cm">
          <draw:image xlink:href="Pictures/10000201000002000000020091B710550A1AF01E.png" xlink:type="simple" xlink:show="embed" xlink:actuate="onLoad">
            <text:p/>
          </draw:image>
        </draw:frame>
        <draw:custom-shape draw:style-name="gr42" draw:text-style-name="P11" draw:layer="layout" svg:width="1.81cm" svg:height="1.809cm" svg:x="2.485cm" svg:y="6.791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0.198cm" svg:height="1.058cm" draw:transform="rotate (-1.5707963267949) translate (3.89cm 8.013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6" draw:layer="layout" svg:width="2.037cm" svg:height="1.527cm" svg:x="2.4cm" svg:y="6.791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6" draw:layer="layout" svg:width="1.847cm" svg:height="1.847cm" svg:x="2.485cm" svg:y="5.654cm">
          <draw:image xlink:href="Pictures/10000201000002000000020091B710550A1AF01E.png" xlink:type="simple" xlink:show="embed" xlink:actuate="onLoad">
            <text:p/>
          </draw:image>
        </draw:frame>
        <draw:custom-shape draw:style-name="gr42" draw:text-style-name="P11" draw:layer="layout" svg:width="1.81cm" svg:height="1.809cm" svg:x="8.52cm" svg:y="13.42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0.198cm" svg:height="1.058cm" draw:transform="rotate (-1.5707963267949) translate (9.925cm 14.642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6" draw:layer="layout" svg:width="2.037cm" svg:height="1.527cm" svg:x="8.435cm" svg:y="13.42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6" draw:layer="layout" svg:width="1.847cm" svg:height="1.847cm" svg:x="8.52cm" svg:y="12.283cm">
          <draw:image xlink:href="Pictures/10000201000002000000020091B710550A1AF01E.png" xlink:type="simple" xlink:show="embed" xlink:actuate="onLoad">
            <text:p/>
          </draw:image>
        </draw:frame>
        <draw:frame draw:style-name="gr11" draw:text-style-name="P6" draw:layer="layout" svg:width="2cm" svg:height="2cm" svg:x="5.8cm" svg:y="2.6cm">
          <draw:image xlink:href="Pictures/1000168000000B0F00000B0FFFFDED78197DDB1D.svg" xlink:type="simple" xlink:show="embed" xlink:actuate="onLoad">
            <text:p/>
          </draw:image>
          <draw:image xlink:href="Pictures/100002010000006B0000006B4D7F1005CDEB8C37.png" xlink:type="simple" xlink:show="embed" xlink:actuate="onLoad"/>
        </draw:frame>
        <draw:frame draw:style-name="gr11" draw:text-style-name="P6" draw:layer="layout" svg:width="1.162cm" svg:height="0.6cm" draw:transform="rotate (1.5707963267949) translate (6.698cm 6.926cm)">
          <draw:image xlink:href="Pictures/1000076A00000A1C000005387FAD3151BD5EA416.svg" xlink:type="simple" xlink:show="embed" xlink:actuate="onLoad">
            <text:p/>
          </draw:image>
          <draw:image xlink:href="Pictures/1000020100000062000000330BC7D592DD063392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5" smil:attributeName="visibility" smil:to="visible"/>
                  <anim:transitionFilter smil:dur="0.5s" smil:targetElement="id2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Metropolis" presentation:presentation-page-layout-name="AL1T0">
        <office:forms form:automatic-focus="false" form:apply-design-mode="false"/>
        <draw:frame presentation:style-name="pr1" xml:id="id26" draw:id="id26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6" draw:layer="layout" svg:width="2.602cm" svg:height="0.625cm" svg:x="4.71cm" svg:y="11.653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18" draw:text-style-name="P1" draw:layer="layout" svg:width="2.547cm" svg:height="2.547cm" svg:x="2.163cm" svg:y="10.44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.78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4cm" svg:height="0.372cm" svg:x="3.65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.65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6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6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6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6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6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6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6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6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4.676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4.676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4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4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4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23.054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1.655cm" svg:height="0.625cm" svg:x="9.199cm" svg:y="11.654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75cm" svg:height="0.625cm" svg:x="13.401cm" svg:y="11.654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02cm" svg:height="0.625cm" svg:x="17.399cm" svg:y="11.654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602cm" svg:height="0.625cm" svg:x="21.399cm" svg:y="11.655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28" draw:text-style-name="P11" draw:layer="layout" svg:width="2.547cm" svg:height="2.547cm" svg:x="12.52cm" svg:y="4.453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279cm" svg:height="1.49cm" draw:transform="rotate (-1.5707963267949) translate (14.498cm 6.17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6" draw:layer="layout" svg:width="2.867cm" svg:height="2.15cm" svg:x="12.4cm" svg:y="4.453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6" draw:layer="layout" svg:width="2.6cm" svg:height="2.6cm" svg:x="12.52cm" svg:y="2.853cm">
          <draw:image xlink:href="Pictures/10000201000002000000020091B710550A1AF01E.png" xlink:type="simple" xlink:show="embed" xlink:actuate="onLoad">
            <text:p/>
          </draw:image>
        </draw:frame>
        <draw:custom-shape draw:style-name="gr27" draw:text-style-name="P1" draw:layer="layout" svg:width="4.2cm" svg:height="1.6cm" svg:x="5.801cm" svg:y="7.987cm">
          <text:p text:style-name="P1">00108sf</text:p>
          <text:p text:style-name="P1">5as87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14.601cm" svg:y="7.987cm">
          <text:p text:style-name="P1">0098ad</text:p>
          <text:p text:style-name="P1">00das9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19.001cm" svg:y="7.987cm">
          <text:p text:style-name="P1">00io91</text:p>
          <text:p text:style-name="P1">0098a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23.401cm" svg:y="7.987cm">
          <text:p text:style-name="P1">00au89</text:p>
          <text:p text:style-name="P1">00io91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1.401cm" svg:y="7.987cm">
          <text:p text:style-name="P1">5as87d</text:p>
          <text:p text:style-name="P1">0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8" draw:layer="layout" svg:width="2.547cm" svg:height="2.547cm" svg:x="10.853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7" draw:text-style-name="P1" draw:layer="layout" svg:width="4.2cm" svg:height="1.6cm" svg:x="10.201cm" svg:y="7.987cm">
          <text:p text:style-name="P1">00das9</text:p>
          <text:p text:style-name="P1">00108sf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6" smil:attributeName="visibility" smil:to="visible"/>
                  <anim:transitionFilter smil:dur="0.5s" smil:targetElement="id2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Metropolis" presentation:presentation-page-layout-name="AL1T0">
        <office:forms form:automatic-focus="false" form:apply-design-mode="false"/>
        <draw:frame presentation:style-name="pr1" xml:id="id27" draw:id="id27" draw:layer="layout" svg:width="14.8cm" svg:height="2cm" svg:x="6.6cm" svg:y="0.6cm" presentation:class="title" presentation:user-transformed="true">
          <draw:text-box>
            <text:p>Bockchain</text:p>
          </draw:text-box>
        </draw:frame>
        <draw:frame draw:style-name="gr12" draw:text-style-name="P6" draw:layer="layout" svg:width="2.602cm" svg:height="0.625cm" svg:x="4.71cm" svg:y="11.653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18" draw:text-style-name="P1" draw:layer="layout" svg:width="2.547cm" svg:height="2.547cm" svg:x="2.163cm" svg:y="10.44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.78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4cm" svg:height="0.372cm" svg:x="3.65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.65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6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6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6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6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6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6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6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6.566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7.18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8.05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7.06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4.676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4.676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5.296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6.1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5.17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4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4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18.714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0.20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19.335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9.21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8" draw:layer="layout" svg:width="2.547cm" svg:height="2.547cm" svg:x="23.054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2cm" svg:height="0.372cm" svg:x="23.67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24.542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23.549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2" draw:text-style-name="P6" draw:layer="layout" svg:width="1.655cm" svg:height="0.625cm" svg:x="9.199cm" svg:y="11.654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75cm" svg:height="0.625cm" svg:x="13.401cm" svg:y="11.654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202cm" svg:height="0.625cm" svg:x="17.399cm" svg:y="11.654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frame draw:style-name="gr12" draw:text-style-name="P6" draw:layer="layout" svg:width="1.602cm" svg:height="0.625cm" svg:x="21.399cm" svg:y="11.655cm">
          <draw:image xlink:href="Pictures/1000041A00000A2B00000272891AD958947B9B2F.svg" xlink:type="simple" xlink:show="embed" xlink:actuate="onLoad">
            <text:p/>
          </draw:image>
          <draw:image xlink:href="Pictures/100002010000006200000018794BBC3EC9FC4964.png" xlink:type="simple" xlink:show="embed" xlink:actuate="onLoad"/>
        </draw:frame>
        <draw:custom-shape draw:style-name="gr28" draw:text-style-name="P11" draw:layer="layout" svg:width="2.547cm" svg:height="2.547cm" svg:x="12.52cm" svg:y="4.453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279cm" svg:height="1.49cm" draw:transform="rotate (-1.5707963267949) translate (14.498cm 6.174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11" draw:text-style-name="P6" draw:layer="layout" svg:width="2.867cm" svg:height="2.15cm" svg:x="12.4cm" svg:y="4.453cm">
          <draw:image xlink:href="Pictures/1000020100000800000006003A8CB87A5BCBE5E5.png" xlink:type="simple" xlink:show="embed" xlink:actuate="onLoad">
            <text:p/>
          </draw:image>
        </draw:frame>
        <draw:frame draw:style-name="gr11" draw:text-style-name="P6" draw:layer="layout" svg:width="2.6cm" svg:height="2.6cm" svg:x="12.52cm" svg:y="2.853cm">
          <draw:image xlink:href="Pictures/10000201000002000000020091B710550A1AF01E.png" xlink:type="simple" xlink:show="embed" xlink:actuate="onLoad">
            <text:p/>
          </draw:image>
        </draw:frame>
        <draw:custom-shape draw:style-name="gr27" draw:text-style-name="P1" draw:layer="layout" svg:width="4.2cm" svg:height="1.6cm" svg:x="5.801cm" svg:y="7.987cm">
          <text:p text:style-name="P1">00108sf</text:p>
          <text:p text:style-name="P1">5as87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14.601cm" svg:y="7.987cm">
          <text:p text:style-name="P1">0098ad</text:p>
          <text:p text:style-name="P1">00das9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19.001cm" svg:y="7.987cm">
          <text:p text:style-name="P1">00io91</text:p>
          <text:p text:style-name="P1">0098ad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23.401cm" svg:y="7.987cm">
          <text:p text:style-name="P1">00au89</text:p>
          <text:p text:style-name="P1">00io91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4.2cm" svg:height="1.6cm" svg:x="1.401cm" svg:y="7.987cm">
          <text:p text:style-name="P1">5as87d</text:p>
          <text:p text:style-name="P1">0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8" draw:layer="layout" svg:width="2.547cm" svg:height="2.547cm" svg:x="10.853cm" svg:y="10.453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7" draw:layer="layout" svg:width="0.373cm" svg:height="0.372cm" svg:x="11.473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372cm" svg:height="0.372cm" svg:x="12.341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495cm" svg:height="1.49cm" draw:transform="rotate (1.5707963267949) translate (11.348cm 12.672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7" draw:text-style-name="P1" draw:layer="layout" svg:width="4.2cm" svg:height="1.6cm" svg:x="10.201cm" svg:y="7.987cm">
          <text:p text:style-name="P1">00das9</text:p>
          <text:p text:style-name="P1">00108sf</text:p>
          <draw:enhanced-geometry svg:viewBox="0 0 21600 21600" draw:text-areas="800 800 20800 20800" draw:type="round-rectangular-callout" draw:modifiers="4848.55986669841 37344.659587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1" draw:layer="layout" svg:width="4.003cm" svg:height="3cm" svg:x="16.6cm" svg:y="4cm">
          <draw:image xlink:href="Pictures/10000201000001BF0000014F08DE61D3E70EA70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7" smil:attributeName="visibility" smil:to="visible"/>
                  <anim:transitionFilter smil:dur="0.5s" smil:targetElement="id27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27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21409a" draw:textarea-horizontal-align="right" draw:textarea-vertical-align="bottom" fo:padding-top="0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>
          <style:tab-stop style:position="1cm" style:type="right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18C9E99D287DE9F3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20:20:34.624649443</meta:creation-date>
    <meta:editing-duration>PT53M58S</meta:editing-duration>
    <meta:editing-cycles>7</meta:editing-cycles>
    <meta:generator>LibreOffice/5.4.1.2$Linux_X86_64 LibreOffice_project/ea7cb86e6eeb2bf3a5af73a8f7777ac570321527</meta:generator>
    <dc:title>Metropolis</dc:title>
    <dc:date>2018-09-27T20:14:08.843341434</dc:date>
    <meta:document-statistic meta:object-count="2503"/>
  </office:meta>
</office:document-meta>
</file>